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2">
            <text:p>lays salt</text:p>
          </table:table-cell>
          <table:table-cell office:value-type="float" office:value="8964000090220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french cheese</text:p>
          </table:table-cell>
          <table:table-cell office:value-type="float" office:value="8964000090251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french cheese</text:p>
          </table:table-cell>
          <table:table-cell office:value-type="float" office:value="8964000090619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masala</text:p>
          </table:table-cell>
          <table:table-cell office:value-type="float" office:value="8964000090602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kure (red chilli jhatka)</text:p>
          </table:table-cell>
          <table:table-cell office:value-type="float" office:value="8964000102992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(yogurt &amp; herb)</text:p>
          </table:table-cell>
          <table:table-cell office:value-type="float" office:value="8964000103784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(paprika)</text:p>
          </table:table-cell>
          <table:table-cell office:value-type="float" office:value="8964000102626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leez (catchy ketchup)</text:p>
          </table:table-cell>
          <table:table-cell office:value-type="float" office:value="870572008274" table:style-name="ce2">
            <text:p>8.70572E+11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french cheese(big bang)</text:p>
          </table:table-cell>
          <table:table-cell office:value-type="float" office:value="8964000090282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(yogurt &amp; herb)</text:p>
          </table:table-cell>
          <table:table-cell office:value-type="float" office:value="8964000103791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(paprika)</text:p>
          </table:table-cell>
          <table:table-cell office:value-type="float" office:value="8964000102633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kure (mirchi masala)</text:p>
          </table:table-cell>
          <table:table-cell office:value-type="float" office:value="870572005150" table:style-name="ce2">
            <text:p>8.70572E+11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french cheese(party’s on)</text:p>
          </table:table-cell>
          <table:table-cell office:value-type="float" office:value="8964000090329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(classic)</text:p>
          </table:table-cell>
          <table:table-cell office:value-type="float" office:value="8964000090299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(masala)</text:p>
          </table:table-cell>
          <table:table-cell office:value-type="float" office:value="8964000090343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 (bbq steak &amp; cheese dip)</text:p>
          </table:table-cell>
          <table:table-cell office:value-type="float" office:value="8964002347032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ys(masala)</text:p>
          </table:table-cell>
          <table:table-cell office:value-type="float" office:value="8964000090343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leez (catchy ketchup)</text:p>
          </table:table-cell>
          <table:table-cell office:value-type="float" office:value="870572006126" table:style-name="ce2">
            <text:p>8.70572E+11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kure (chutyney chaska)</text:p>
          </table:table-cell>
          <table:table-cell office:value-type="float" office:value="8964000090565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kure (red chilli)</text:p>
          </table:table-cell>
          <table:table-cell office:value-type="float" office:value="8964000090558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kure (red chilli)</text:p>
          </table:table-cell>
          <table:table-cell office:value-type="float" office:value="8964000090664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kure (chutyney chaska)</text:p>
          </table:table-cell>
          <table:table-cell office:value-type="float" office:value="8964000090657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kure (red chilli)</text:p>
          </table:table-cell>
          <table:table-cell office:value-type="float" office:value="8964000102992" table:style-name="ce2">
            <text:p>8.964E+1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leez (mirchi masala)</text:p>
          </table:table-cell>
          <table:table-cell office:value-type="float" office:value="870572008267" table:style-name="ce2">
            <text:p>8.70572E+11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rleez (mirchi masala)</text:p>
          </table:table-cell>
          <table:table-cell office:value-type="float" office:value="8705720005657" table:style-name="ce2">
            <text:p>8.70572E+1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nta(orange flavor 500mg)</text:p>
          </table:table-cell>
          <table:table-cell office:value-type="float" office:value="40822938" table:style-name="ce2">
            <text:p>40822938</text:p>
          </table:table-cell>
          <table:table-cell office:value-type="float" office:value="36" table:style-name="ce2">
            <text:p>3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irte(500ml)</text:p>
          </table:table-cell>
          <table:table-cell office:value-type="float" office:value="54491069" table:style-name="ce2">
            <text:p>54491069</text:p>
          </table:table-cell>
          <table:table-cell office:value-type="float" office:value="24" table:style-name="ce2">
            <text:p>2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acola(500ml)</text:p>
          </table:table-cell>
          <table:table-cell office:value-type="float" office:value="54491472" table:style-name="ce2">
            <text:p>54491472</text:p>
          </table:table-cell>
          <table:table-cell office:value-type="float" office:value="24" table:style-name="ce2">
            <text:p>2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acola(1 litre)</text:p>
          </table:table-cell>
          <table:table-cell office:value-type="float" office:value="5449000054227" table:style-name="ce2">
            <text:p>5.449E+12</text:p>
          </table:table-cell>
          <table:table-cell office:value-type="float" office:value="12" table:style-name="ce2">
            <text:p>12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irte(1 litre)</text:p>
          </table:table-cell>
          <table:table-cell office:value-type="float" office:value="5449000050939" table:style-name="ce2">
            <text:p>5.449E+12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nta(orange flavor 1 litre)</text:p>
          </table:table-cell>
          <table:table-cell office:value-type="float" office:value="5449000006271" table:style-name="ce2">
            <text:p>5.449E+12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acola(2.25 litre)</text:p>
          </table:table-cell>
          <table:table-cell office:value-type="float" office:value="5449000025173" table:style-name="ce2">
            <text:p>5.449E+12</text:p>
          </table:table-cell>
          <table:table-cell office:value-type="float" office:value="28" table:style-name="ce2">
            <text:p>28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rinda(2.25 litre)</text:p>
          </table:table-cell>
          <table:table-cell office:value-type="float" office:value="8964000101322" table:style-name="ce2">
            <text:p>8.964E+12</text:p>
          </table:table-cell>
          <table:table-cell office:value-type="float" office:value="14" table:style-name="ce2">
            <text:p>14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irte(2.25 litre)</text:p>
          </table:table-cell>
          <table:table-cell office:value-type="float" office:value="5449000034137" table:style-name="ce2">
            <text:p>5.449E+12</text:p>
          </table:table-cell>
          <table:table-cell office:value-type="float" office:value="22" table:style-name="ce2">
            <text:p>22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irte(1.5 litre)</text:p>
          </table:table-cell>
          <table:table-cell office:value-type="float" office:value="5449000012203" table:style-name="ce2">
            <text:p>5.449E+12</text:p>
          </table:table-cell>
          <table:table-cell office:value-type="float" office:value="22" table:style-name="ce2">
            <text:p>22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acola(1.5 litre)</text:p>
          </table:table-cell>
          <table:table-cell office:value-type="float" office:value="5449000051981" table:style-name="ce2">
            <text:p>5.449E+12</text:p>
          </table:table-cell>
          <table:table-cell office:value-type="float" office:value="4" table:style-name="ce2">
            <text:p>4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nta(orange flavor 1.5 litre)</text:p>
          </table:table-cell>
          <table:table-cell office:value-type="float" office:value="5449000052926" table:style-name="ce2">
            <text:p>5.449E+12</text:p>
          </table:table-cell>
          <table:table-cell office:value-type="float" office:value="26" table:style-name="ce2">
            <text:p>26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lice(1 litre)</text:p>
          </table:table-cell>
          <table:table-cell office:value-type="float" office:value="8964000101414" table:style-name="ce2">
            <text:p>8.964E+12</text:p>
          </table:table-cell>
          <table:table-cell office:value-type="float" office:value="30" table:style-name="ce2">
            <text:p>30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ing(500ml)</text:p>
          </table:table-cell>
          <table:table-cell office:value-type="float" office:value="8964000101704" table:style-name="ce2">
            <text:p>8.964E+12</text:p>
          </table:table-cell>
          <table:table-cell office:value-type="float" office:value="26" table:style-name="ce2">
            <text:p>26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kola(cream soda 1.5 litre)</text:p>
          </table:table-cell>
          <table:table-cell office:value-type="float" office:value="8964001118107" table:style-name="ce2">
            <text:p>8.964E+12</text:p>
          </table:table-cell>
          <table:table-cell office:value-type="float" office:value="18" table:style-name="ce2">
            <text:p>18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kola(cream soda 500ml)</text:p>
          </table:table-cell>
          <table:table-cell office:value-type="float" office:value="34899916000811" table:style-name="ce2">
            <text:p>3.48999E+13</text:p>
          </table:table-cell>
          <table:table-cell office:value-type="float" office:value="34" table:style-name="ce2">
            <text:p>3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d anaar(1500ml)</text:p>
          </table:table-cell>
          <table:table-cell office:value-type="float" office:value="8964000033111" table:style-name="ce2">
            <text:p>8.964E+12</text:p>
          </table:table-cell>
          <table:table-cell office:value-type="float" office:value="24" table:style-name="ce2">
            <text:p>24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gg applle(1.5 litre)</text:p>
          </table:table-cell>
          <table:table-cell office:value-type="float" office:value="894559000280" table:style-name="ce2">
            <text:p>8.94559E+11</text:p>
          </table:table-cell>
          <table:table-cell office:value-type="float" office:value="15" table:style-name="ce2">
            <text:p>15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sani(500ml)</text:p>
          </table:table-cell>
          <table:table-cell office:value-type="float" office:value="87303322" table:style-name="ce2">
            <text:p>8730332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pure life(nestle 0.5l)</text:p>
          </table:table-cell>
          <table:table-cell office:value-type="float" office:value="8961008212272" table:style-name="ce2">
            <text:p>8.96101E+12</text:p>
          </table:table-cell>
          <table:table-cell office:value-type="float" office:value="209" table:style-name="ce2">
            <text:p>209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ure life(nestle 1.5 litre)</text:p>
          </table:table-cell>
          <table:table-cell office:value-type="float" office:value="8961008212289" table:style-name="ce2">
            <text:p>8.96101E+12</text:p>
          </table:table-cell>
          <table:table-cell office:value-type="float" office:value="51" table:style-name="ce2">
            <text:p>51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sani(1.5 litre)</text:p>
          </table:table-cell>
          <table:table-cell office:value-type="float" office:value="5449000098504" table:style-name="ce2">
            <text:p>5.449E+12</text:p>
          </table:table-cell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ure life(nestle 5 litre)</text:p>
          </table:table-cell>
          <table:table-cell office:value-type="float" office:value="8961008212296" table:style-name="ce2">
            <text:p>8.96101E+12</text:p>
          </table:table-cell>
          <table:table-cell office:value-type="float" office:value="19" table:style-name="ce2">
            <text:p>19</text:p>
          </table:table-cell>
          <table:table-cell office:value-type="float" office:value="170" table:style-name="ce2">
            <text:p>1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untain due(250ml)</text:p>
          </table:table-cell>
          <table:table-cell office:value-type="float" office:value="8964000101513" table:style-name="ce2">
            <text:p>8.964E+12</text:p>
          </table:table-cell>
          <table:table-cell office:value-type="float" office:value="16" table:style-name="ce2">
            <text:p>1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psi(250ml)</text:p>
          </table:table-cell>
          <table:table-cell office:value-type="float" office:value="8964000101476" table:style-name="ce2">
            <text:p>8.964E+12</text:p>
          </table:table-cell>
          <table:table-cell office:value-type="float" office:value="3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up(250ml)</text:p>
          </table:table-cell>
          <table:table-cell office:value-type="float" office:value="8964000101582" table:style-name="ce2">
            <text:p>8.964E+12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randa(250ml)</text:p>
          </table:table-cell>
          <table:table-cell office:value-type="float" office:value="8964000101506" table:style-name="ce2">
            <text:p>8.964E+12</text:p>
          </table:table-cell>
          <table:table-cell office:value-type="float" office:value="21" table:style-name="ce2">
            <text:p>21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iner(red apple)</text:p>
          </table:table-cell>
          <table:table-cell office:value-type="float" office:value="8850135576114" table:style-name="ce2">
            <text:p>8.85014E+12</text:p>
          </table:table-cell>
          <table:table-cell office:value-type="float" office:value="2" table:style-name="ce2">
            <text:p>2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iner(pine apple)</text:p>
          </table:table-cell>
          <table:table-cell office:value-type="float" office:value="8850135557779" table:style-name="ce2">
            <text:p>8.85014E+12</text:p>
          </table:table-cell>
          <table:table-cell office:value-type="float" office:value="19" table:style-name="ce2">
            <text:p>19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iner(strawberry)</text:p>
          </table:table-cell>
          <table:table-cell office:value-type="float" office:value="8850135557335" table:style-name="ce2">
            <text:p>8.85014E+12</text:p>
          </table:table-cell>
          <table:table-cell office:value-type="float" office:value="8" table:style-name="ce2">
            <text:p>8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iner(mango)</text:p>
          </table:table-cell>
          <table:table-cell office:value-type="float" office:value="8850135557229" table:style-name="ce2">
            <text:p>8.85014E+12</text:p>
          </table:table-cell>
          <table:table-cell office:value-type="float" office:value="6" table:style-name="ce2">
            <text:p>6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tchi(285ml)</text:p>
          </table:table-cell>
          <table:table-cell office:value-type="float" office:value="7056324907856" table:style-name="ce2">
            <text:p>7.05632E+12</text:p>
          </table:table-cell>
          <table:table-cell office:value-type="float" office:value="84" table:style-name="ce2">
            <text:p>84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rbican(pomegranate flavor)</text:p>
          </table:table-cell>
          <table:table-cell office:value-type="float" office:value="6281034904456" table:style-name="ce2">
            <text:p>6.28103E+12</text:p>
          </table:table-cell>
          <table:table-cell office:value-type="float" office:value="1" table:style-name="ce2">
            <text:p>1</text:p>
          </table:table-cell>
          <table:table-cell office:value-type="float" office:value="160" table:style-name="ce2">
            <text:p>1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rbican(peach flavor)</text:p>
          </table:table-cell>
          <table:table-cell office:value-type="float" office:value="6281034900601" table:style-name="ce2">
            <text:p>6.28103E+12</text:p>
          </table:table-cell>
          <table:table-cell office:value-type="float" office:value="19" table:style-name="ce2">
            <text:p>19</text:p>
          </table:table-cell>
          <table:table-cell office:value-type="float" office:value="160" table:style-name="ce2">
            <text:p>1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rbican(strawberry flavor)</text:p>
          </table:table-cell>
          <table:table-cell office:value-type="float" office:value="6281034900601" table:style-name="ce2">
            <text:p>6.28103E+12</text:p>
          </table:table-cell>
          <table:table-cell office:value-type="float" office:value="6" table:style-name="ce2">
            <text:p>6</text:p>
          </table:table-cell>
          <table:table-cell office:value-type="float" office:value="160" table:style-name="ce2">
            <text:p>1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sil seed drink( 290ml)</text:p>
          </table:table-cell>
          <table:table-cell office:value-type="float" office:value="6262671100081" table:style-name="ce2">
            <text:p>6.26267E+12</text:p>
          </table:table-cell>
          <table:table-cell office:value-type="float" office:value="5" table:style-name="ce2">
            <text:p>5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d bull(250ml)</text:p>
          </table:table-cell>
          <table:table-cell office:value-type="float" office:value="90162602" table:style-name="ce2">
            <text:p>90162602</text:p>
          </table:table-cell>
          <table:table-cell office:value-type="float" office:value="16" table:style-name="ce2">
            <text:p>16</text:p>
          </table:table-cell>
          <table:table-cell office:value-type="float" office:value="250" table:style-name="ce2">
            <text:p>2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pomegranate 1 litre)</text:p>
          </table:table-cell>
          <table:table-cell office:value-type="float" office:value="8961008211176" table:style-name="ce2">
            <text:p>8.96101E+12</text:p>
          </table:table-cell>
          <table:table-cell office:value-type="float" office:value="15" table:style-name="ce2">
            <text:p>15</text:p>
          </table:table-cell>
          <table:table-cell office:value-type="float" office:value="240" table:style-name="ce2">
            <text:p>2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red grapes 1 litre)</text:p>
          </table:table-cell>
          <table:table-cell office:value-type="float" office:value="8961008211237" table:style-name="ce2">
            <text:p>8.96101E+12</text:p>
          </table:table-cell>
          <table:table-cell office:value-type="float" office:value="6" table:style-name="ce2">
            <text:p>6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apple nectar 1 litre)</text:p>
          </table:table-cell>
          <table:table-cell office:value-type="float" office:value="8961008211220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lice(355ml)</text:p>
          </table:table-cell>
          <table:table-cell office:value-type="float" office:value="8964000101421" table:style-name="ce2">
            <text:p>8.964E+12</text:p>
          </table:table-cell>
          <table:table-cell office:value-type="float" office:value="59" table:style-name="ce2">
            <text:p>59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ni float(peach flavor 240ml)</text:p>
          </table:table-cell>
          <table:table-cell office:value-type="float" office:value="6261422500095" table:style-name="ce2">
            <text:p>6.26142E+12</text:p>
          </table:table-cell>
          <table:table-cell office:value-type="float" office:value="13" table:style-name="ce2">
            <text:p>13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ni float(mango flavor 240ml)</text:p>
          </table:table-cell>
          <table:table-cell office:value-type="float" office:value="6261422501238" table:style-name="ce2">
            <text:p>6.26142E+12</text:p>
          </table:table-cell>
          <table:table-cell office:value-type="float" office:value="37" table:style-name="ce2">
            <text:p>37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d anaar(500ml)</text:p>
          </table:table-cell>
          <table:table-cell office:value-type="float" office:value="8964000031261" table:style-name="ce2">
            <text:p>8.964E+12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gg applle(500ml)</text:p>
          </table:table-cell>
          <table:table-cell office:value-type="float" office:value="1860074051716" table:style-name="ce2">
            <text:p>1.86007E+12</text:p>
          </table:table-cell>
          <table:table-cell office:value-type="float" office:value="6" table:style-name="ce2">
            <text:p>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red grapes juice)</text:p>
          </table:table-cell>
          <table:table-cell office:value-type="float" office:value="8961008202136" table:style-name="ce2">
            <text:p>8.96101E+12</text:p>
          </table:table-cell>
          <table:table-cell office:value-type="float" office:value="60" table:style-name="ce2">
            <text:p>60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apple nectar juice)</text:p>
          </table:table-cell>
          <table:table-cell office:value-type="float" office:value="8961008202129" table:style-name="ce2">
            <text:p>8.96101E+12</text:p>
          </table:table-cell>
          <table:table-cell office:value-type="float" office:value="43" table:style-name="ce2">
            <text:p>43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pine apple juice)</text:p>
          </table:table-cell>
          <table:table-cell office:value-type="float" office:value="8961008202143" table:style-name="ce2">
            <text:p>8.96101E+12</text:p>
          </table:table-cell>
          <table:table-cell office:value-type="float" office:value="18" table:style-name="ce2">
            <text:p>18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peach juice )</text:p>
          </table:table-cell>
          <table:table-cell office:value-type="float" office:value="8961008213897" table:style-name="ce2">
            <text:p>8.96101E+12</text:p>
          </table:table-cell>
          <table:table-cell office:value-type="float" office:value="89" table:style-name="ce2">
            <text:p>89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a vitals(chaunsa juice)</text:p>
          </table:table-cell>
          <table:table-cell office:value-type="float" office:value="8961008209890" table:style-name="ce2">
            <text:p>8.96101E+12</text:p>
          </table:table-cell>
          <table:table-cell office:value-type="float" office:value="59" table:style-name="ce2">
            <text:p>59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kola(juice 250ml)</text:p>
          </table:table-cell>
          <table:table-cell office:value-type="float" office:value="8964000263174" table:style-name="ce2">
            <text:p>8.964E+12</text:p>
          </table:table-cell>
          <table:table-cell office:value-type="float" office:value="67" table:style-name="ce2">
            <text:p>67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aar(juice 200ml)</text:p>
          </table:table-cell>
          <table:table-cell office:value-type="float" office:value="8964001292326" table:style-name="ce2">
            <text:p>8.964E+12</text:p>
          </table:table-cell>
          <table:table-cell office:value-type="float" office:value="27" table:style-name="ce2">
            <text:p>27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sfruta(juice 200 ml)</text:p>
          </table:table-cell>
          <table:table-cell office:value-type="float" office:value="8961008214962" table:style-name="ce2">
            <text:p>8.96101E+12</text:p>
          </table:table-cell>
          <table:table-cell office:value-type="float" office:value="118" table:style-name="ce2">
            <text:p>118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psi(diet 250ml)</text:p>
          </table:table-cell>
          <table:table-cell office:value-type="float" office:value="12000801914" table:style-name="ce2">
            <text:p>12000801914</text:p>
          </table:table-cell>
          <table:table-cell office:value-type="float" office:value="22" table:style-name="ce2">
            <text:p>22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7up(diet 250ml)</text:p>
          </table:table-cell>
          <table:table-cell office:value-type="float" office:value="12000022784" table:style-name="ce2">
            <text:p>12000022784</text:p>
          </table:table-cell>
          <table:table-cell office:value-type="float" office:value="4" table:style-name="ce2">
            <text:p>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nana (aloevera 240ml)</text:p>
          </table:table-cell>
          <table:table-cell office:value-type="float" office:value="9556092109165" table:style-name="ce2">
            <text:p>9.55609E+12</text:p>
          </table:table-cell>
          <table:table-cell office:value-type="float" office:value="40" table:style-name="ce2">
            <text:p>40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nana (peach 240ml)</text:p>
          </table:table-cell>
          <table:table-cell office:value-type="float" office:value="9556092105655" table:style-name="ce2">
            <text:p>9.55609E+12</text:p>
          </table:table-cell>
          <table:table-cell office:value-type="float" office:value="24" table:style-name="ce2">
            <text:p>24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rawberry tickle</text:p>
          </table:table-cell>
          <table:table-cell office:value-type="float" office:value="961014003697" table:style-name="ce2">
            <text:p>9.61014E+11</text:p>
          </table:table-cell>
          <table:table-cell office:value-type="float" office:value="1" table:style-name="ce2">
            <text:p>1</text:p>
          </table:table-cell>
          <table:table-cell office:value-type="float" office:value="350" table:style-name="ce2">
            <text:p>3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mound crunch</text:p>
          </table:table-cell>
          <table:table-cell office:value-type="float" office:value="8961014003703" table:style-name="ce2">
            <text:p>8.96101E+12</text:p>
          </table:table-cell>
          <table:table-cell office:value-type="float" office:value="2" table:style-name="ce2">
            <text:p>2</text:p>
          </table:table-cell>
          <table:table-cell office:value-type="float" office:value="350" table:style-name="ce2">
            <text:p>3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dami and strawberry</text:p>
          </table:table-cell>
          <table:table-cell office:value-type="float" office:value="8961014051599" table:style-name="ce2">
            <text:p>8.96101E+12</text:p>
          </table:table-cell>
          <table:table-cell office:value-type="float" office:value="2" table:style-name="ce2">
            <text:p>2</text:p>
          </table:table-cell>
          <table:table-cell office:value-type="float" office:value="470" table:style-name="ce2">
            <text:p>4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k(maestic)</text:p>
          </table:table-cell>
          <table:table-cell office:value-type="float" office:value="8961014017922" table:style-name="ce2">
            <text:p>8.96101E+12</text:p>
          </table:table-cell>
          <table:table-cell office:value-type="float" office:value="4" table:style-name="ce2">
            <text:p>4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aunsa mango</text:p>
          </table:table-cell>
          <table:table-cell office:value-type="float" office:value="8961014009149" table:style-name="ce2">
            <text:p>8.96101E+12</text:p>
          </table:table-cell>
          <table:table-cell office:value-type="float" office:value="10" table:style-name="ce2">
            <text:p>10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ecious mista</text:p>
          </table:table-cell>
          <table:table-cell office:value-type="float" office:value="8961014003642" table:style-name="ce2">
            <text:p>8.96101E+12</text:p>
          </table:table-cell>
          <table:table-cell office:value-type="float" office:value="5" table:style-name="ce2">
            <text:p>5</text:p>
          </table:table-cell>
          <table:table-cell office:value-type="float" office:value="240" table:style-name="ce2">
            <text:p>2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k(maestic)</text:p>
          </table:table-cell>
          <table:table-cell office:value-type="float" office:value="8961014017908" table:style-name="ce2">
            <text:p>8.96101E+12</text:p>
          </table:table-cell>
          <table:table-cell office:value-type="float" office:value="4" table:style-name="ce2">
            <text:p>4</text:p>
          </table:table-cell>
          <table:table-cell office:value-type="float" office:value="240" table:style-name="ce2">
            <text:p>2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kulfa</text:p>
          </table:table-cell>
          <table:table-cell office:value-type="float" office:value="8961014015539" table:style-name="ce2">
            <text:p>8.96101E+12</text:p>
          </table:table-cell>
          <table:table-cell office:value-type="float" office:value="3" table:style-name="ce2">
            <text:p>3</text:p>
          </table:table-cell>
          <table:table-cell office:value-type="float" office:value="240" table:style-name="ce2">
            <text:p>2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ddle pop</text:p>
          </table:table-cell>
          <table:table-cell office:value-type="float" office:value="8961014017595" table:style-name="ce2">
            <text:p>8.96101E+12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ddle pop(moo)</text:p>
          </table:table-cell>
          <table:table-cell office:value-type="float" office:value="8961014017595" table:style-name="ce2">
            <text:p>8.96101E+12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ddle pop(rambo swril)</text:p>
          </table:table-cell>
          <table:table-cell office:value-type="float" office:value="8721014050974" table:style-name="ce2">
            <text:p>8.72101E+12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gnum</text:p>
          </table:table-cell>
          <table:table-cell office:value-type="float" office:value="8961014002768" table:style-name="ce2">
            <text:p>8.96101E+12</text:p>
          </table:table-cell>
          <table:table-cell table:style-name="ce2"/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cbar</text:p>
          </table:table-cell>
          <table:table-cell office:value-type="float" office:value="8961014017588" table:style-name="ce2">
            <text:p>8.96101E+12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est</text:p>
          </table:table-cell>
          <table:table-cell office:value-type="float" office:value="8961014017571" table:style-name="ce2">
            <text:p>8.96101E+1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t sport</text:p>
          </table:table-cell>
          <table:table-cell office:value-type="float" office:value="8961014050035" table:style-name="ce2">
            <text:p>8.96101E+12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ni pop</text:p>
          </table:table-cell>
          <table:table-cell office:value-type="float" office:value="8961014189230" table:style-name="ce2">
            <text:p>8.96101E+12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nut</text:p>
          </table:table-cell>
          <table:table-cell office:value-type="float" office:value="8961014017564" table:style-name="ce2">
            <text:p>8.96101E+1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kulfa</text:p>
          </table:table-cell>
          <table:table-cell office:value-type="float" office:value="8961014004595" table:style-name="ce2">
            <text:p>8.96101E+1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rnetto</text:p>
          </table:table-cell>
          <table:table-cell office:value-type="float" office:value="8961014014204" table:style-name="ce2">
            <text:p>8.96101E+12</text:p>
          </table:table-cell>
          <table:table-cell table:style-name="ce2"/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lls(mango)</text:p>
          </table:table-cell>
          <table:table-cell office:value-type="float" office:value="8961014017335" table:style-name="ce2">
            <text:p>8.96101E+12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ddle pop(vanilla</text:p>
          </table:table-cell>
          <table:table-cell office:value-type="float" office:value="8961014050547" table:style-name="ce2">
            <text:p>8.96101E+12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lls(king kulfa)</text:p>
          </table:table-cell>
          <table:table-cell office:value-type="float" office:value="8961014050523" table:style-name="ce2">
            <text:p>8.96101E+12</text:p>
          </table:table-cell>
          <table:table-cell table:style-name="ce2"/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ohafza(800ml)</text:p>
          </table:table-cell>
          <table:table-cell office:value-type="float" office:value="8964000122105" table:style-name="ce2">
            <text:p>8.964E+12</text:p>
          </table:table-cell>
          <table:table-cell office:value-type="float" office:value="3" table:style-name="ce2">
            <text:p>3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az thadal (900ml)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am e shirin(800ml)</text:p>
          </table:table-cell>
          <table:table-cell office:value-type="float" office:value="855434000016" table:style-name="ce2">
            <text:p>8.55434E+11</text:p>
          </table:table-cell>
          <table:table-cell office:value-type="float" office:value="14" table:style-name="ce2">
            <text:p>14</text:p>
          </table:table-cell>
          <table:table-cell office:value-type="float" office:value="210" table:style-name="ce2">
            <text:p>2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am e shirin(3000ml)</text:p>
          </table:table-cell>
          <table:table-cell office:value-type="float" office:value="855434000733" table:style-name="ce2">
            <text:p>8.55434E+11</text:p>
          </table:table-cell>
          <table:table-cell office:value-type="float" office:value="4" table:style-name="ce2">
            <text:p>4</text:p>
          </table:table-cell>
          <table:table-cell office:value-type="float" office:value="690" table:style-name="ce2">
            <text:p>6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mart kids(premium)</text:p>
          </table:table-cell>
          <table:table-cell office:value-type="float" office:value="8961519161007" table:style-name="ce2">
            <text:p>8.96152E+1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mpers(baby-dry)</text:p>
          </table:table-cell>
          <table:table-cell office:value-type="float" office:value="4015400680789" table:style-name="ce2">
            <text:p>4.0154E+12</text:p>
          </table:table-cell>
          <table:table-cell office:value-type="float" office:value="36" table:style-name="ce2">
            <text:p>3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ulfa khoya</text:p>
          </table:table-cell>
          <table:table-cell office:value-type="float" office:value="5028217001288" table:style-name="ce2">
            <text:p>5.02822E+12</text:p>
          </table:table-cell>
          <table:table-cell office:value-type="float" office:value="7" table:style-name="ce2">
            <text:p>7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pton greentea</text:p>
          </table:table-cell>
          <table:table-cell office:value-type="float" office:value="8961014012804" table:style-name="ce2">
            <text:p>8.96101E+12</text:p>
          </table:table-cell>
          <table:table-cell office:value-type="float" office:value="9" table:style-name="ce2">
            <text:p>9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heer mix(almond saffron)</text:p>
          </table:table-cell>
          <table:table-cell office:value-type="float" office:value="5028217001042" table:style-name="ce2">
            <text:p>5.02822E+12</text:p>
          </table:table-cell>
          <table:table-cell table:style-name="ce2"/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heer mix(pistachio coconut)</text:p>
          </table:table-cell>
          <table:table-cell office:value-type="float" office:value="5028217001059" table:style-name="ce2">
            <text:p>5.02822E+12</text:p>
          </table:table-cell>
          <table:table-cell office:value-type="float" office:value="8" table:style-name="ce2">
            <text:p>8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stard(vanilla)</text:p>
          </table:table-cell>
          <table:table-cell office:value-type="float" office:value="8961014015928" table:style-name="ce2">
            <text:p>8.96101E+12</text:p>
          </table:table-cell>
          <table:table-cell office:value-type="float" office:value="3" table:style-name="ce2">
            <text:p>3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stard(banana)</text:p>
          </table:table-cell>
          <table:table-cell office:value-type="float" office:value="8961014015935" table:style-name="ce2">
            <text:p>8.96101E+12</text:p>
          </table:table-cell>
          <table:table-cell office:value-type="float" office:value="3" table:style-name="ce2">
            <text:p>3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stard(strawberry)</text:p>
          </table:table-cell>
          <table:table-cell office:value-type="float" office:value="8961014017229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hnsons blossoms</text:p>
          </table:table-cell>
          <table:table-cell office:value-type="float" office:value="4801010105206" table:style-name="ce2">
            <text:p>4.80101E+12</text:p>
          </table:table-cell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xob rose petal</text:p>
          </table:table-cell>
          <table:table-cell office:value-type="float" office:value="8961006020015" table:style-name="ce2">
            <text:p>8.96101E+12</text:p>
          </table:table-cell>
          <table:table-cell office:value-type="float" office:value="7" table:style-name="ce2">
            <text:p>7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rtein 400ml</text:p>
          </table:table-cell>
          <table:table-cell office:value-type="float" office:value="8964000954645" table:style-name="ce2">
            <text:p>8.964E+12</text:p>
          </table:table-cell>
          <table:table-cell office:value-type="float" office:value="23" table:style-name="ce2">
            <text:p>23</text:p>
          </table:table-cell>
          <table:table-cell office:value-type="float" office:value="320" table:style-name="ce2">
            <text:p>3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wer plus(500ml)</text:p>
          </table:table-cell>
          <table:table-cell office:value-type="float" office:value="6053889426618" table:style-name="ce2">
            <text:p>6.05389E+12</text:p>
          </table:table-cell>
          <table:table-cell office:value-type="float" office:value="16" table:style-name="ce2">
            <text:p>16</text:p>
          </table:table-cell>
          <table:table-cell office:value-type="float" office:value="270" table:style-name="ce2">
            <text:p>2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hnsons baby oil (75ml)</text:p>
          </table:table-cell>
          <table:table-cell office:value-type="float" office:value="6223000650530" table:style-name="ce2">
            <text:p>6.223E+12</text:p>
          </table:table-cell>
          <table:table-cell office:value-type="float" office:value="4" table:style-name="ce2">
            <text:p>4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hnsons baby oil (50ml)</text:p>
          </table:table-cell>
          <table:table-cell office:value-type="float" office:value="8901012116708" table:style-name="ce2">
            <text:p>8.90101E+12</text:p>
          </table:table-cell>
          <table:table-cell office:value-type="float" office:value="2" table:style-name="ce2">
            <text:p>2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hnsons baby lotion (100ml)</text:p>
          </table:table-cell>
          <table:table-cell office:value-type="float" office:value="6111079003077" table:style-name="ce2">
            <text:p>6.11108E+12</text:p>
          </table:table-cell>
          <table:table-cell office:value-type="float" office:value="5" table:style-name="ce2">
            <text:p>5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now spary</text:p>
          </table:table-cell>
          <table:table-cell office:value-type="float" office:value="9319646115957" table:style-name="ce2">
            <text:p>9.31965E+12</text:p>
          </table:table-cell>
          <table:table-cell office:value-type="float" office:value="17" table:style-name="ce2">
            <text:p>17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lly (banana 80gm)</text:p>
          </table:table-cell>
          <table:table-cell office:value-type="float" office:value="8961014008432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lly (strawberry 80gm)</text:p>
          </table:table-cell>
          <table:table-cell office:value-type="float" office:value="8961014008487" table:style-name="ce2">
            <text:p>8.96101E+12</text:p>
          </table:table-cell>
          <table:table-cell office:value-type="float" office:value="13" table:style-name="ce2">
            <text:p>13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spaghol (25g)</text:p>
          </table:table-cell>
          <table:table-cell office:value-type="float" office:value="8964000057094" table:style-name="ce2">
            <text:p>8.964E+12</text:p>
          </table:table-cell>
          <table:table-cell office:value-type="float" office:value="7" table:style-name="ce2">
            <text:p>7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spaghol (95g)</text:p>
          </table:table-cell>
          <table:table-cell office:value-type="float" office:value="8964000057919" table:style-name="ce2">
            <text:p>8.964E+12</text:p>
          </table:table-cell>
          <table:table-cell office:value-type="float" office:value="9" table:style-name="ce2">
            <text:p>9</text:p>
          </table:table-cell>
          <table:table-cell office:value-type="float" office:value="240" table:style-name="ce2">
            <text:p>2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lk pak (big)</text:p>
          </table:table-cell>
          <table:table-cell office:value-type="float" office:value="8961008213392" table:style-name="ce2">
            <text:p>8.96101E+12</text:p>
          </table:table-cell>
          <table:table-cell office:value-type="float" office:value="9" table:style-name="ce2">
            <text:p>9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lk pak (small)</text:p>
          </table:table-cell>
          <table:table-cell office:value-type="float" office:value="8961008213415" table:style-name="ce2">
            <text:p>8.96101E+12</text:p>
          </table:table-cell>
          <table:table-cell office:value-type="float" office:value="3" table:style-name="ce2">
            <text:p>3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ido nestle (290g)</text:p>
          </table:table-cell>
          <table:table-cell office:value-type="float" office:value="8961008210827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450" table:style-name="ce2">
            <text:p>4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erelac(175g)</text:p>
          </table:table-cell>
          <table:table-cell office:value-type="float" office:value="8961008215280" table:style-name="ce2">
            <text:p>8.96101E+12</text:p>
          </table:table-cell>
          <table:table-cell office:value-type="float" office:value="4" table:style-name="ce2">
            <text:p>4</text:p>
          </table:table-cell>
          <table:table-cell office:value-type="float" office:value="160" table:style-name="ce2">
            <text:p>1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ctogen (1)</text:p>
          </table:table-cell>
          <table:table-cell office:value-type="float" office:value="8961008213439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ctogen (2)</text:p>
          </table:table-cell>
          <table:table-cell office:value-type="float" office:value="8961008213460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erelac(rise 175g)</text:p>
          </table:table-cell>
          <table:table-cell office:value-type="float" office:value="8961008207056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erelac(3 fruit 175g)</text:p>
          </table:table-cell>
          <table:table-cell office:value-type="float" office:value="8961008210520" table:style-name="ce2">
            <text:p>8.96101E+12</text:p>
          </table:table-cell>
          <table:table-cell office:value-type="float" office:value="3" table:style-name="ce2">
            <text:p>3</text:p>
          </table:table-cell>
          <table:table-cell office:value-type="float" office:value="210" table:style-name="ce2">
            <text:p>2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erelac(veg +rise 175g)</text:p>
          </table:table-cell>
          <table:table-cell office:value-type="float" office:value="8961008213750" table:style-name="ce2">
            <text:p>8.96101E+12</text:p>
          </table:table-cell>
          <table:table-cell office:value-type="float" office:value="3" table:style-name="ce2">
            <text:p>3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han (chicken masala 50g)</text:p>
          </table:table-cell>
          <table:table-cell office:value-type="float" office:value="788821150370" table:style-name="ce2">
            <text:p>7.88821E+11</text:p>
          </table:table-cell>
          <table:table-cell office:value-type="float" office:value="7" table:style-name="ce2">
            <text:p>7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han (chat masala 50g)</text:p>
          </table:table-cell>
          <table:table-cell office:value-type="float" office:value="788821151117" table:style-name="ce2">
            <text:p>7.88821E+11</text:p>
          </table:table-cell>
          <table:table-cell office:value-type="float" office:value="12" table:style-name="ce2">
            <text:p>12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han (fish recipe 50g)</text:p>
          </table:table-cell>
          <table:table-cell office:value-type="float" office:value="620514000343" table:style-name="ce2">
            <text:p>6.20514E+11</text:p>
          </table:table-cell>
          <table:table-cell office:value-type="float" office:value="4" table:style-name="ce2">
            <text:p>4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han (achar goshat 50g)</text:p>
          </table:table-cell>
          <table:table-cell office:value-type="float" office:value="788821150363" table:style-name="ce2">
            <text:p>7.88821E+11</text:p>
          </table:table-cell>
          <table:table-cell office:value-type="float" office:value="3" table:style-name="ce2">
            <text:p>3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se petal perfumed</text:p>
          </table:table-cell>
          <table:table-cell office:value-type="float" office:value="8961006010023" table:style-name="ce2">
            <text:p>8.96101E+12</text:p>
          </table:table-cell>
          <table:table-cell office:value-type="float" office:value="8" table:style-name="ce2">
            <text:p>8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se petal red</text:p>
          </table:table-cell>
          <table:table-cell office:value-type="float" office:value="8961006010023" table:style-name="ce2">
            <text:p>8.96101E+12</text:p>
          </table:table-cell>
          <table:table-cell office:value-type="float" office:value="12" table:style-name="ce2">
            <text:p>12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se petal new &amp; improved</text:p>
          </table:table-cell>
          <table:table-cell office:value-type="float" office:value="8961006010016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se petal pop-up</text:p>
          </table:table-cell>
          <table:table-cell office:value-type="float" office:value="8961006040044" table:style-name="ce2">
            <text:p>8.96101E+12</text:p>
          </table:table-cell>
          <table:table-cell office:value-type="float" office:value="14" table:style-name="ce2">
            <text:p>14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ardley ( jasmine 250mg)</text:p>
          </table:table-cell>
          <table:table-cell office:value-type="float" office:value="4035773100608" table:style-name="ce2">
            <text:p>4.03577E+12</text:p>
          </table:table-cell>
          <table:table-cell office:value-type="float" office:value="1" table:style-name="ce2">
            <text:p>1</text:p>
          </table:table-cell>
          <table:table-cell office:value-type="float" office:value="430" table:style-name="ce2">
            <text:p>4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ardley ( red roses 250mg)</text:p>
          </table:table-cell>
          <table:table-cell office:value-type="float" office:value="4035773100400" table:style-name="ce2">
            <text:p>4.03577E+12</text:p>
          </table:table-cell>
          <table:table-cell office:value-type="float" office:value="1" table:style-name="ce2">
            <text:p>1</text:p>
          </table:table-cell>
          <table:table-cell office:value-type="float" office:value="430" table:style-name="ce2">
            <text:p>4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ardley ( english lavender 250mg)</text:p>
          </table:table-cell>
          <table:table-cell office:value-type="float" office:value="5017101047501" table:style-name="ce2">
            <text:p>5.0171E+12</text:p>
          </table:table-cell>
          <table:table-cell office:value-type="float" office:value="1" table:style-name="ce2">
            <text:p>1</text:p>
          </table:table-cell>
          <table:table-cell office:value-type="float" office:value="430" table:style-name="ce2">
            <text:p>4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hanteur ( stunning 250g)</text:p>
          </table:table-cell>
          <table:table-cell office:value-type="float" office:value="8888202065261" table:style-name="ce2">
            <text:p>8.8882E+12</text:p>
          </table:table-cell>
          <table:table-cell office:value-type="float" office:value="2" table:style-name="ce2">
            <text:p>2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hanteur ( alluring 250g)</text:p>
          </table:table-cell>
          <table:table-cell office:value-type="float" office:value="8888202026422" table:style-name="ce2">
            <text:p>8.8882E+12</text:p>
          </table:table-cell>
          <table:table-cell office:value-type="float" office:value="2" table:style-name="ce2">
            <text:p>2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hanteur ( romantic 250g)</text:p>
          </table:table-cell>
          <table:table-cell office:value-type="float" office:value="8888202005069" table:style-name="ce2">
            <text:p>8.8882E+12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hanteur ( gorgeous 250g)</text:p>
          </table:table-cell>
          <table:table-cell office:value-type="float" office:value="8888202045737" table:style-name="ce2">
            <text:p>8.8882E+12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chanteur ( enticing 250g)</text:p>
          </table:table-cell>
          <table:table-cell office:value-type="float" office:value="8888202035240" table:style-name="ce2">
            <text:p>8.8882E+12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dora(100g)</text:p>
          </table:table-cell>
          <table:table-cell office:value-type="float" office:value="8961100040049" table:style-name="ce2">
            <text:p>8.9611E+12</text:p>
          </table:table-cell>
          <table:table-cell office:value-type="float" office:value="12" table:style-name="ce2">
            <text:p>12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uchme talcum powder</text:p>
          </table:table-cell>
          <table:table-cell office:value-type="float" office:value="6291101520304" table:style-name="ce2">
            <text:p>6.2911E+12</text:p>
          </table:table-cell>
          <table:table-cell office:value-type="float" office:value="3" table:style-name="ce2">
            <text:p>3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lack beauty</text:p>
          </table:table-cell>
          <table:table-cell office:value-type="float" office:value="1512147867280" table:style-name="ce2">
            <text:p>1.51215E+12</text:p>
          </table:table-cell>
          <table:table-cell office:value-type="float" office:value="3" table:style-name="ce2">
            <text:p>3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shiba (meduim)</text:p>
          </table:table-cell>
          <table:table-cell office:value-type="float" office:value="43297013285" table:style-name="ce2">
            <text:p>43297013285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wer plus</text:p>
          </table:table-cell>
          <table:table-cell office:value-type="float" office:value="6924429854485" table:style-name="ce2">
            <text:p>6.92443E+12</text:p>
          </table:table-cell>
          <table:table-cell office:value-type="float" office:value="107" table:style-name="ce2">
            <text:p>107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erry blossom(black)</text:p>
          </table:table-cell>
          <table:table-cell office:value-type="float" office:value="6001106309756" table:style-name="ce2">
            <text:p>6.00111E+12</text:p>
          </table:table-cell>
          <table:table-cell office:value-type="float" office:value="1" table:style-name="ce2">
            <text:p>1</text:p>
          </table:table-cell>
          <table:table-cell office:value-type="float" office:value="115" table:style-name="ce2">
            <text:p>11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lack cobra (shoe shine)</text:p>
          </table:table-cell>
          <table:table-cell office:value-type="float" office:value="736211024978" table:style-name="ce2">
            <text:p>7.36211E+11</text:p>
          </table:table-cell>
          <table:table-cell office:value-type="float" office:value="5" table:style-name="ce2">
            <text:p>5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erry blossom(darktan)</text:p>
          </table:table-cell>
          <table:table-cell office:value-type="float" office:value="6001106309763" table:style-name="ce2">
            <text:p>6.00111E+12</text:p>
          </table:table-cell>
          <table:table-cell office:value-type="float" office:value="4" table:style-name="ce2">
            <text:p>4</text:p>
          </table:table-cell>
          <table:table-cell office:value-type="float" office:value="115" table:style-name="ce2">
            <text:p>11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zeera plus(half roll)</text:p>
          </table:table-cell>
          <table:table-cell office:value-type="float" office:value="8961003021022" table:style-name="ce2">
            <text:p>8.961E+12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uc (half roll)</text:p>
          </table:table-cell>
          <table:table-cell office:value-type="float" office:value="8961003020216" table:style-name="ce2">
            <text:p>8.961E+12</text:p>
          </table:table-cell>
          <table:table-cell office:value-type="float" office:value="36" table:style-name="ce2">
            <text:p>36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tter (half roll)</text:p>
          </table:table-cell>
          <table:table-cell office:value-type="float" office:value="8961003021749" table:style-name="ce2">
            <text:p>8.961E+12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aakhatai (half roll)</text:p>
          </table:table-cell>
          <table:table-cell office:value-type="float" office:value="8961003021763" table:style-name="ce2">
            <text:p>8.961E+12</text:p>
          </table:table-cell>
          <table:table-cell office:value-type="float" office:value="6" table:style-name="ce2">
            <text:p>6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onut (half roll)</text:p>
          </table:table-cell>
          <table:table-cell office:value-type="float" office:value="8961003021732" table:style-name="ce2">
            <text:p>8.961E+12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co licious (small)</text:p>
          </table:table-cell>
          <table:table-cell office:value-type="float" office:value="8964002526475" table:style-name="ce2">
            <text:p>8.964E+12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ltish (small)</text:p>
          </table:table-cell>
          <table:table-cell office:value-type="float" office:value="8964002526611" table:style-name="ce2">
            <text:p>8.964E+12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nut pista(half roll)</text:p>
          </table:table-cell>
          <table:table-cell office:value-type="float" office:value="8964000683750" table:style-name="ce2">
            <text:p>8.964E+12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ndi (small)</text:p>
          </table:table-cell>
          <table:table-cell office:value-type="float" office:value="8961003090349" table:style-name="ce2">
            <text:p>8.961E+12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ick zera biskit(small)</text:p>
          </table:table-cell>
          <table:table-cell office:value-type="float" office:value="8964000683446" table:style-name="ce2">
            <text:p>8.964E+12</text:p>
          </table:table-cell>
          <table:table-cell office:value-type="float" office:value="163" table:style-name="ce2">
            <text:p>163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tter (small biskit)</text:p>
          </table:table-cell>
          <table:table-cell office:value-type="float" office:value="8961003021787" table:style-name="ce2">
            <text:p>8.961E+12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ndi (half roll)</text:p>
          </table:table-cell>
          <table:table-cell office:value-type="float" office:value="8961003020315" table:style-name="ce2">
            <text:p>8.961E+12</text:p>
          </table:table-cell>
          <table:table-cell office:value-type="float" office:value="34" table:style-name="ce2">
            <text:p>34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lcolu(small)</text:p>
          </table:table-cell>
          <table:table-cell office:value-type="float" office:value="8961003604010" table:style-name="ce2">
            <text:p>8.961E+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reo(small )</text:p>
          </table:table-cell>
          <table:table-cell office:value-type="float" office:value="8961003654022" table:style-name="ce2">
            <text:p>8.961E+12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stard sandwich</text:p>
          </table:table-cell>
          <table:table-cell office:value-type="float" office:value="8964002526796" table:style-name="ce2">
            <text:p>8.964E+12</text:p>
          </table:table-cell>
          <table:table-cell office:value-type="float" office:value="25" table:style-name="ce2">
            <text:p>25</text:p>
          </table:table-cell>
          <table:table-cell office:value-type="float" office:value="5" table:style-name="ce2">
            <text:p>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aakhatai (small)</text:p>
          </table:table-cell>
          <table:table-cell office:value-type="float" office:value="8961003021794" table:style-name="ce2">
            <text:p>8.961E+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nutpik(small)</text:p>
          </table:table-cell>
          <table:table-cell office:value-type="float" office:value="8964002528820" table:style-name="ce2">
            <text:p>8.964E+12</text:p>
          </table:table-cell>
          <table:table-cell office:value-type="float" office:value="36" table:style-name="ce2">
            <text:p>36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oper(small)</text:p>
          </table:table-cell>
          <table:table-cell office:value-type="float" office:value="8964002528028" table:style-name="ce2">
            <text:p>8.964E+12</text:p>
          </table:table-cell>
          <table:table-cell office:value-type="float" office:value="102" table:style-name="ce2">
            <text:p>102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mon(small)</text:p>
          </table:table-cell>
          <table:table-cell office:value-type="float" office:value="8964002528929" table:style-name="ce2">
            <text:p>8.964E+12</text:p>
          </table:table-cell>
          <table:table-cell office:value-type="float" office:value="46" table:style-name="ce2">
            <text:p>46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zeera plus(small)</text:p>
          </table:table-cell>
          <table:table-cell office:value-type="float" office:value="8961003091056" table:style-name="ce2">
            <text:p>8.961E+12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uc (small)</text:p>
          </table:table-cell>
          <table:table-cell office:value-type="float" office:value="8961003060229" table:style-name="ce2">
            <text:p>8.961E+12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damibahg (small)</text:p>
          </table:table-cell>
          <table:table-cell office:value-type="float" office:value="8964000666586" table:style-name="ce2">
            <text:p>8.964E+12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rty(small biskit)</text:p>
          </table:table-cell>
          <table:table-cell office:value-type="float" office:value="8964000682500" table:style-name="ce2">
            <text:p>8.964E+12</text:p>
          </table:table-cell>
          <table:table-cell office:value-type="float" office:value="82" table:style-name="ce2">
            <text:p>82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nut biscuits(half roll)</text:p>
          </table:table-cell>
          <table:table-cell office:value-type="float" office:value="4516487910993" table:style-name="ce2">
            <text:p>4.51649E+12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io(small</text:p>
          </table:table-cell>
          <table:table-cell office:value-type="float" office:value="8964002528226" table:style-name="ce2">
            <text:p>8.964E+12</text:p>
          </table:table-cell>
          <table:table-cell office:value-type="float" office:value="56" table:style-name="ce2">
            <text:p>56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tter puff( small)</text:p>
          </table:table-cell>
          <table:table-cell office:value-type="float" office:value="8964000683354" table:style-name="ce2">
            <text:p>8.964E+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luco(small)</text:p>
          </table:table-cell>
          <table:table-cell office:value-type="float" office:value="8964002528523" table:style-name="ce2">
            <text:p>8.964E+12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colate(small)</text:p>
          </table:table-cell>
          <table:table-cell office:value-type="float" office:value="8964000682968" table:style-name="ce2">
            <text:p>8.964E+12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heatable (fiber)</text:p>
          </table:table-cell>
          <table:table-cell office:value-type="float" office:value="8961003682018" table:style-name="ce2">
            <text:p>8.961E+12</text:p>
          </table:table-cell>
          <table:table-cell office:value-type="float" office:value="35" table:style-name="ce2">
            <text:p>35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heatable (sugar free)</text:p>
          </table:table-cell>
          <table:table-cell office:value-type="float" office:value="8961003682001" table:style-name="ce2">
            <text:p>8.961E+12</text:p>
          </table:table-cell>
          <table:table-cell office:value-type="float" office:value="34" table:style-name="ce2">
            <text:p>34</text:p>
          </table:table-cell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rie biscuits(family pack)</text:p>
          </table:table-cell>
          <table:table-cell office:value-type="float" office:value="8964000682784" table:style-name="ce2">
            <text:p>8.964E+12</text:p>
          </table:table-cell>
          <table:table-cell office:value-type="float" office:value="5" table:style-name="ce2">
            <text:p>5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oper(family pack)</text:p>
          </table:table-cell>
          <table:table-cell office:value-type="float" office:value="8964000681008" table:style-name="ce2">
            <text:p>8.964E+12</text:p>
          </table:table-cell>
          <table:table-cell office:value-type="float" office:value="9" table:style-name="ce2">
            <text:p>9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io(family pack)</text:p>
          </table:table-cell>
          <table:table-cell office:value-type="float" office:value="8964000681435" table:style-name="ce2">
            <text:p>8.964E+12</text:p>
          </table:table-cell>
          <table:table-cell office:value-type="float" office:value="9" table:style-name="ce2">
            <text:p>9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nutpik(family pack)</text:p>
          </table:table-cell>
          <table:table-cell office:value-type="float" office:value="8964000682173" table:style-name="ce2">
            <text:p>8.964E+12</text:p>
          </table:table-cell>
          <table:table-cell office:value-type="float" office:value="6" table:style-name="ce2">
            <text:p>6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nut pista(family pack)</text:p>
          </table:table-cell>
          <table:table-cell office:value-type="float" office:value="8964000682289" table:style-name="ce2">
            <text:p>8.964E+12</text:p>
          </table:table-cell>
          <table:table-cell office:value-type="float" office:value="9" table:style-name="ce2">
            <text:p>9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heatable (sugar free family pack)</text:p>
          </table:table-cell>
          <table:table-cell office:value-type="float" office:value="8961003011849" table:style-name="ce2">
            <text:p>8.961E+12</text:p>
          </table:table-cell>
          <table:table-cell office:value-type="float" office:value="22" table:style-name="ce2">
            <text:p>22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ick zera biscuit(family pack)</text:p>
          </table:table-cell>
          <table:table-cell office:value-type="float" office:value="8964000683415" table:style-name="ce2">
            <text:p>8.964E+12</text:p>
          </table:table-cell>
          <table:table-cell office:value-type="float" office:value="7" table:style-name="ce2">
            <text:p>7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zeera plus(family pack)</text:p>
          </table:table-cell>
          <table:table-cell office:value-type="float" office:value="8961003011016" table:style-name="ce2">
            <text:p>8.961E+12</text:p>
          </table:table-cell>
          <table:table-cell office:value-type="float" office:value="5" table:style-name="ce2">
            <text:p>5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onut (family pack)</text:p>
          </table:table-cell>
          <table:table-cell office:value-type="float" office:value="8961003011733" table:style-name="ce2">
            <text:p>8.961E+12</text:p>
          </table:table-cell>
          <table:table-cell office:value-type="float" office:value="4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uc (family pack)</text:p>
          </table:table-cell>
          <table:table-cell office:value-type="float" office:value="8961003010217" table:style-name="ce2">
            <text:p>8.961E+12</text:p>
          </table:table-cell>
          <table:table-cell office:value-type="float" office:value="3" table:style-name="ce2">
            <text:p>3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ala(family pack)</text:p>
          </table:table-cell>
          <table:table-cell office:value-type="float" office:value="8961003010521" table:style-name="ce2">
            <text:p>8.961E+12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rty(family pack)</text:p>
          </table:table-cell>
          <table:table-cell office:value-type="float" office:value="8964000682470" table:style-name="ce2">
            <text:p>8.964E+12</text:p>
          </table:table-cell>
          <table:table-cell office:value-type="float" office:value="14" table:style-name="ce2">
            <text:p>14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tter (family pack)</text:p>
          </table:table-cell>
          <table:table-cell office:value-type="float" office:value="8961003011740" table:style-name="ce2">
            <text:p>8.961E+12</text:p>
          </table:table-cell>
          <table:table-cell office:value-type="float" office:value="4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luco(fmaily pack)</text:p>
          </table:table-cell>
          <table:table-cell office:value-type="float" office:value="8964000682005" table:style-name="ce2">
            <text:p>8.964E+12</text:p>
          </table:table-cell>
          <table:table-cell office:value-type="float" office:value="12" table:style-name="ce2">
            <text:p>12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xed pickle(national)</text:p>
          </table:table-cell>
          <table:table-cell office:value-type="float" office:value="620514000695" table:style-name="ce2">
            <text:p>6.20514E+11</text:p>
          </table:table-cell>
          <table:table-cell office:value-type="float" office:value="13" table:style-name="ce2">
            <text:p>13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pple jam(national)</text:p>
          </table:table-cell>
          <table:table-cell office:value-type="float" office:value="620514001920" table:style-name="ce2">
            <text:p>6.20514E+11</text:p>
          </table:table-cell>
          <table:table-cell office:value-type="float" office:value="2" table:style-name="ce2">
            <text:p>2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rmalade orge(national)</text:p>
          </table:table-cell>
          <table:table-cell office:value-type="float" office:value="620514001951" table:style-name="ce2">
            <text:p>6.20514E+1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xed fruit(national)</text:p>
          </table:table-cell>
          <table:table-cell office:value-type="float" office:value="620514001975" table:style-name="ce2">
            <text:p>6.20514E+11</text:p>
          </table:table-cell>
          <table:table-cell office:value-type="float" office:value="2" table:style-name="ce2">
            <text:p>2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rawberry jam(national)</text:p>
          </table:table-cell>
          <table:table-cell office:value-type="float" office:value="620514001944" table:style-name="ce2">
            <text:p>6.20514E+11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e hives (125g)</text:p>
          </table:table-cell>
          <table:table-cell office:value-type="float" office:value="8964000061831" table:style-name="ce2">
            <text:p>8.964E+12</text:p>
          </table:table-cell>
          <table:table-cell office:value-type="float" office:value="12" table:style-name="ce2">
            <text:p>12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mato ketchup(national)</text:p>
          </table:table-cell>
          <table:table-cell office:value-type="float" office:value="620514009476" table:style-name="ce2">
            <text:p>6.20514E+11</text:p>
          </table:table-cell>
          <table:table-cell office:value-type="float" office:value="3" table:style-name="ce2">
            <text:p>3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illi garlic (national)</text:p>
          </table:table-cell>
          <table:table-cell office:value-type="float" office:value="620514001630" table:style-name="ce2">
            <text:p>6.20514E+11</text:p>
          </table:table-cell>
          <table:table-cell office:value-type="float" office:value="2" table:style-name="ce2">
            <text:p>2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rq e gulab(120ml)</text:p>
          </table:table-cell>
          <table:table-cell office:value-type="float" office:value="8964000057285" table:style-name="ce2">
            <text:p>8.964E+12</text:p>
          </table:table-cell>
          <table:table-cell office:value-type="float" office:value="4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gen hair color conditioner</text:p>
          </table:table-cell>
          <table:table-cell office:value-type="float" office:value="4987205931215" table:style-name="ce2">
            <text:p>4.98721E+12</text:p>
          </table:table-cell>
          <table:table-cell office:value-type="float" office:value="1" table:style-name="ce2">
            <text:p>1</text:p>
          </table:table-cell>
          <table:table-cell office:value-type="float" office:value="650" table:style-name="ce2">
            <text:p>6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livia (haircolor 01 black)</text:p>
          </table:table-cell>
          <table:table-cell office:value-type="float" office:value="858167000018" table:style-name="ce2">
            <text:p>8.58167E+11</text:p>
          </table:table-cell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r lovely (lotion 100ml)</text:p>
          </table:table-cell>
          <table:table-cell office:value-type="float" office:value="8961014239775" table:style-name="ce2">
            <text:p>8.96101E+12</text:p>
          </table:table-cell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cral</text:p>
          </table:table-cell>
          <table:table-cell office:value-type="float" office:value="8964000192009" table:style-name="ce2">
            <text:p>8.964E+12</text:p>
          </table:table-cell>
          <table:table-cell office:value-type="float" office:value="3" table:style-name="ce2">
            <text:p>3</text:p>
          </table:table-cell>
          <table:table-cell office:value-type="float" office:value="370" table:style-name="ce2">
            <text:p>3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re honey lotion(110ml)</text:p>
          </table:table-cell>
          <table:table-cell office:value-type="float" office:value="6009679062443" table:style-name="ce2">
            <text:p>6.00968E+12</text:p>
          </table:table-cell>
          <table:table-cell office:value-type="float" office:value="1" table:style-name="ce2">
            <text:p>1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nds lotion (100ml)</text:p>
          </table:table-cell>
          <table:table-cell office:value-type="float" office:value="8961014007640" table:style-name="ce2">
            <text:p>8.96101E+12</text:p>
          </table:table-cell>
          <table:table-cell office:value-type="float" office:value="5" table:style-name="ce2">
            <text:p>5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kin white lotion(150ml)</text:p>
          </table:table-cell>
          <table:table-cell office:value-type="float" office:value="8964000578384" table:style-name="ce2">
            <text:p>8.964E+12</text:p>
          </table:table-cell>
          <table:table-cell office:value-type="float" office:value="5" table:style-name="ce2">
            <text:p>5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seline lotion (100ml)</text:p>
          </table:table-cell>
          <table:table-cell office:value-type="float" office:value="8999999003081" table:style-name="ce2">
            <text:p>9E+12</text:p>
          </table:table-cell>
          <table:table-cell office:value-type="float" office:value="6" table:style-name="ce2">
            <text:p>6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herbal 150g)</text:p>
          </table:table-cell>
          <table:table-cell office:value-type="float" office:value="8886950052045" table:style-name="ce2">
            <text:p>8.88695E+12</text:p>
          </table:table-cell>
          <table:table-cell office:value-type="float" office:value="9" table:style-name="ce2">
            <text:p>9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cavity protection 150g)</text:p>
          </table:table-cell>
          <table:table-cell office:value-type="float" office:value="8886950050317" table:style-name="ce2">
            <text:p>8.88695E+12</text:p>
          </table:table-cell>
          <table:table-cell office:value-type="float" office:value="13" table:style-name="ce2">
            <text:p>13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herbal 100g)</text:p>
          </table:table-cell>
          <table:table-cell office:value-type="float" office:value="8886950052038" table:style-name="ce2">
            <text:p>8.88695E+12</text:p>
          </table:table-cell>
          <table:table-cell office:value-type="float" office:value="8" table:style-name="ce2">
            <text:p>8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misvak 50g)</text:p>
          </table:table-cell>
          <table:table-cell office:value-type="float" office:value="8886950054018" table:style-name="ce2">
            <text:p>8.88695E+12</text:p>
          </table:table-cell>
          <table:table-cell office:value-type="float" office:value="7" table:style-name="ce2">
            <text:p>7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herbal 50g)</text:p>
          </table:table-cell>
          <table:table-cell office:value-type="float" office:value="8886950052120" table:style-name="ce2">
            <text:p>8.88695E+12</text:p>
          </table:table-cell>
          <table:table-cell office:value-type="float" office:value="3" table:style-name="ce2">
            <text:p>3</text:p>
          </table:table-cell>
          <table:table-cell office:value-type="float" office:value="45" table:style-name="ce2">
            <text:p>4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misvak 100g)</text:p>
          </table:table-cell>
          <table:table-cell office:value-type="float" office:value="8886950054025" table:style-name="ce2">
            <text:p>8.88695E+12</text:p>
          </table:table-cell>
          <table:table-cell office:value-type="float" office:value="4" table:style-name="ce2">
            <text:p>4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glish toothpaste</text:p>
          </table:table-cell>
          <table:table-cell office:value-type="float" office:value="8964000570111" table:style-name="ce2">
            <text:p>8.964E+12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maxfresh 75g)</text:p>
          </table:table-cell>
          <table:table-cell office:value-type="float" office:value="8886950056050" table:style-name="ce2">
            <text:p>8.88695E+12</text:p>
          </table:table-cell>
          <table:table-cell office:value-type="float" office:value="2" table:style-name="ce2">
            <text:p>2</text:p>
          </table:table-cell>
          <table:table-cell office:value-type="float" office:value="85" table:style-name="ce2">
            <text:p>8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sensitive 30g)</text:p>
          </table:table-cell>
          <table:table-cell office:value-type="float" office:value="9556031093616" table:style-name="ce2">
            <text:p>9.55603E+12</text:p>
          </table:table-cell>
          <table:table-cell office:value-type="float" office:value="2" table:style-name="ce2">
            <text:p>2</text:p>
          </table:table-cell>
          <table:table-cell office:value-type="float" office:value="85" table:style-name="ce2">
            <text:p>8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herbal 60g)</text:p>
          </table:table-cell>
          <table:table-cell office:value-type="float" office:value="8886950051314" table:style-name="ce2">
            <text:p>8.88695E+12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sparkle 70g)</text:p>
          </table:table-cell>
          <table:table-cell office:value-type="float" office:value="8886950066455" table:style-name="ce2">
            <text:p>8.88695E+12</text:p>
          </table:table-cell>
          <table:table-cell office:value-type="float" office:value="6" table:style-name="ce2">
            <text:p>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cavity protection 75g)</text:p>
          </table:table-cell>
          <table:table-cell office:value-type="float" office:value="8886950051024" table:style-name="ce2">
            <text:p>8.88695E+12</text:p>
          </table:table-cell>
          <table:table-cell office:value-type="float" office:value="5" table:style-name="ce2">
            <text:p>5</text:p>
          </table:table-cell>
          <table:table-cell office:value-type="float" office:value="85" table:style-name="ce2">
            <text:p>8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cavity protection 60g)</text:p>
          </table:table-cell>
          <table:table-cell office:value-type="float" office:value="8886950051314" table:style-name="ce2">
            <text:p>8.88695E+12</text:p>
          </table:table-cell>
          <table:table-cell office:value-type="float" office:value="6" table:style-name="ce2">
            <text:p>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colgate(cavity protection 100g)</text:p>
          </table:table-cell>
          <table:table-cell office:value-type="float" office:value="8886950051031" table:style-name="ce2">
            <text:p>8.88695E+12</text:p>
          </table:table-cell>
          <table:table-cell office:value-type="float" office:value="6" table:style-name="ce2">
            <text:p>6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msol (darkbrown small)</text:p>
          </table:table-cell>
          <table:table-cell office:value-type="float" office:value="182039000074" table:style-name="ce2">
            <text:p>1.82039E+11</text:p>
          </table:table-cell>
          <table:table-cell office:value-type="float" office:value="2" table:style-name="ce2">
            <text:p>2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msol (black big)</text:p>
          </table:table-cell>
          <table:table-cell office:value-type="float" office:value="182039000005" table:style-name="ce2">
            <text:p>1.82039E+11</text:p>
          </table:table-cell>
          <table:table-cell office:value-type="float" office:value="9" table:style-name="ce2">
            <text:p>9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arnier (black)</text:p>
          </table:table-cell>
          <table:table-cell office:value-type="float" office:value="8964000462232" table:style-name="ce2">
            <text:p>8.964E+12</text:p>
          </table:table-cell>
          <table:table-cell office:value-type="float" office:value="1" table:style-name="ce2">
            <text:p>1</text:p>
          </table:table-cell>
          <table:table-cell office:value-type="float" office:value="430" table:style-name="ce2">
            <text:p>4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ntene (oil 200ml)</text:p>
          </table:table-cell>
          <table:table-cell office:value-type="float" office:value="4015600830113" table:style-name="ce2">
            <text:p>4.0156E+12</text:p>
          </table:table-cell>
          <table:table-cell office:value-type="float" office:value="1" table:style-name="ce2">
            <text:p>1</text:p>
          </table:table-cell>
          <table:table-cell office:value-type="float" office:value="260" table:style-name="ce2">
            <text:p>2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sabaya (body spray 200ml)</text:p>
          </table:table-cell>
          <table:table-cell office:value-type="float" office:value="676979101644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seel(body spray 200ml)</text:p>
          </table:table-cell>
          <table:table-cell office:value-type="float" office:value="676979101668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ltanat(body spray 200ml)</text:p>
          </table:table-cell>
          <table:table-cell office:value-type="float" office:value="676979101651" table:style-name="ce2">
            <text:p>6.76979E+11</text:p>
          </table:table-cell>
          <table:table-cell office:value-type="float" office:value="2" table:style-name="ce2">
            <text:p>2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ilva(body spray 200ml)</text:p>
          </table:table-cell>
          <table:table-cell office:value-type="float" office:value="676979101675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dnight love(body spray 200ml)</text:p>
          </table:table-cell>
          <table:table-cell office:value-type="float" office:value="676979101637" table:style-name="ce2">
            <text:p>6.76979E+11</text:p>
          </table:table-cell>
          <table:table-cell office:value-type="float" office:value="4" table:style-name="ce2">
            <text:p>4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gg (body spray 120ml)</text:p>
          </table:table-cell>
          <table:table-cell office:value-type="float" office:value="8904238300944" table:style-name="ce2">
            <text:p>8.90424E+12</text:p>
          </table:table-cell>
          <table:table-cell office:value-type="float" office:value="1" table:style-name="ce2">
            <text:p>1</text:p>
          </table:table-cell>
          <table:table-cell office:value-type="float" office:value="420" table:style-name="ce2">
            <text:p>4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gg <text:s/>bleu spring(120ml)</text:p>
          </table:table-cell>
          <table:table-cell office:value-type="float" office:value="8908001158688" table:style-name="ce2">
            <text:p>8.908E+12</text:p>
          </table:table-cell>
          <table:table-cell office:value-type="float" office:value="2" table:style-name="ce2">
            <text:p>2</text:p>
          </table:table-cell>
          <table:table-cell office:value-type="float" office:value="550" table:style-name="ce2">
            <text:p>5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ucky black (body spray 200ml)</text:p>
          </table:table-cell>
          <table:table-cell office:value-type="float" office:value="676979101613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eal marriage (body spray 200ml)</text:p>
          </table:table-cell>
          <table:table-cell office:value-type="float" office:value="676979101583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motional homme(body spray 200ml)</text:p>
          </table:table-cell>
          <table:table-cell office:value-type="float" office:value="676979101620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sireblue(body spray 200ml)</text:p>
          </table:table-cell>
          <table:table-cell office:value-type="float" office:value="8305600784759" table:style-name="ce2">
            <text:p>8.3056E+12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uckylady (body spray 200ml)</text:p>
          </table:table-cell>
          <table:table-cell office:value-type="float" office:value="676979101590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 fares</text:p>
          </table:table-cell>
          <table:table-cell office:value-type="float" office:value="676979101682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ucky for men (body spray 200ml)</text:p>
          </table:table-cell>
          <table:table-cell office:value-type="float" office:value="676979101606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nclear (50ml)</text:p>
          </table:table-cell>
          <table:table-cell office:value-type="float" office:value="8850007650843" table:style-name="ce2">
            <text:p>8.85001E+12</text:p>
          </table:table-cell>
          <table:table-cell office:value-type="float" office:value="2" table:style-name="ce2">
            <text:p>2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ickly heat(powder)</text:p>
          </table:table-cell>
          <table:table-cell office:value-type="float" office:value="2117778810002" table:style-name="ce2">
            <text:p>2.11778E+12</text:p>
          </table:table-cell>
          <table:table-cell office:value-type="float" office:value="6" table:style-name="ce2">
            <text:p>6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r lovely (cream max fairnes)</text:p>
          </table:table-cell>
          <table:table-cell office:value-type="float" office:value="8961014035575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r lovely (cream 25g)</text:p>
          </table:table-cell>
          <table:table-cell office:value-type="float" office:value="8961014241068" table:style-name="ce2">
            <text:p>8.96101E+12</text:p>
          </table:table-cell>
          <table:table-cell office:value-type="float" office:value="20" table:style-name="ce2">
            <text:p>20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nds (face wash 50g)</text:p>
          </table:table-cell>
          <table:table-cell office:value-type="float" office:value="8961014009583" table:style-name="ce2">
            <text:p>8.96101E+12</text:p>
          </table:table-cell>
          <table:table-cell office:value-type="float" office:value="7" table:style-name="ce2">
            <text:p>7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r lovely (cream max fairnes 25g)</text:p>
          </table:table-cell>
          <table:table-cell office:value-type="float" office:value="8961014240832" table:style-name="ce2">
            <text:p>8.96101E+12</text:p>
          </table:table-cell>
          <table:table-cell office:value-type="float" office:value="11" table:style-name="ce2">
            <text:p>11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nds (face wash 100g)</text:p>
          </table:table-cell>
          <table:table-cell office:value-type="float" office:value="8999999053031" table:style-name="ce2">
            <text:p>9E+12</text:p>
          </table:table-cell>
          <table:table-cell office:value-type="float" office:value="4" table:style-name="ce2">
            <text:p>4</text:p>
          </table:table-cell>
          <table:table-cell office:value-type="float" office:value="280" table:style-name="ce2">
            <text:p>2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nds (face wash pure white 100g)</text:p>
          </table:table-cell>
          <table:table-cell office:value-type="float" office:value="8999999053048" table:style-name="ce2">
            <text:p>9E+12</text:p>
          </table:table-cell>
          <table:table-cell office:value-type="float" office:value="6" table:style-name="ce2">
            <text:p>6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r lovely (cream 70ml)</text:p>
          </table:table-cell>
          <table:table-cell office:value-type="float" office:value="8961014012538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g boss(300ml)</text:p>
          </table:table-cell>
          <table:table-cell office:value-type="float" office:value="676979100760" table:style-name="ce2">
            <text:p>6.76979E+11</text:p>
          </table:table-cell>
          <table:table-cell office:value-type="float" office:value="2" table:style-name="ce2">
            <text:p>2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cean breeze (300ml)</text:p>
          </table:table-cell>
          <table:table-cell office:value-type="float" office:value="676979100739" table:style-name="ce2">
            <text:p>6.76979E+11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avender valley(300ml)</text:p>
          </table:table-cell>
          <table:table-cell office:value-type="float" office:value="653341107978" table:style-name="ce2">
            <text:p>6.53341E+11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d ice (300ml)</text:p>
          </table:table-cell>
          <table:table-cell office:value-type="float" office:value="676979100753" table:style-name="ce2">
            <text:p>6.76979E+11</text:p>
          </table:table-cell>
          <table:table-cell office:value-type="float" office:value="4" table:style-name="ce2">
            <text:p>4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old alluring</text:p>
          </table:table-cell>
          <table:table-cell office:value-type="float" office:value="676979100777" table:style-name="ce2">
            <text:p>6.76979E+11</text:p>
          </table:table-cell>
          <table:table-cell office:value-type="float" office:value="4" table:style-name="ce2">
            <text:p>4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per mukhalat (100ml)</text:p>
          </table:table-cell>
          <table:table-cell office:value-type="float" office:value="6295124023750" table:style-name="ce2">
            <text:p>6.29512E+12</text:p>
          </table:table-cell>
          <table:table-cell office:value-type="float" office:value="1" table:style-name="ce2">
            <text:p>1</text:p>
          </table:table-cell>
          <table:table-cell office:value-type="float" office:value="500" table:style-name="ce2">
            <text:p>5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dora(perfume 35ml)</text:p>
          </table:table-cell>
          <table:table-cell office:value-type="float" office:value="8961100040537" table:style-name="ce2">
            <text:p>8.9611E+12</text:p>
          </table:table-cell>
          <table:table-cell office:value-type="float" office:value="3" table:style-name="ce2">
            <text:p>3</text:p>
          </table:table-cell>
          <table:table-cell office:value-type="float" office:value="250" table:style-name="ce2">
            <text:p>2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lycia perfume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50" table:style-name="ce2">
            <text:p>2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avoc perfume</text:p>
          </table:table-cell>
          <table:table-cell office:value-type="float" office:value="410146778600" table:style-name="ce2">
            <text:p>4.10147E+11</text:p>
          </table:table-cell>
          <table:table-cell office:value-type="float" office:value="1" table:style-name="ce2">
            <text:p>1</text:p>
          </table:table-cell>
          <table:table-cell office:value-type="float" office:value="350" table:style-name="ce2">
            <text:p>3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pen perfume</text:p>
          </table:table-cell>
          <table:table-cell office:value-type="float" office:value="3252550115025" table:style-name="ce2">
            <text:p>3.25255E+12</text:p>
          </table:table-cell>
          <table:table-cell office:value-type="float" office:value="1" table:style-name="ce2">
            <text:p>1</text:p>
          </table:table-cell>
          <table:table-cell office:value-type="float" office:value="2000" table:style-name="ce2">
            <text:p>20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erry girl perfume</text:p>
          </table:table-cell>
          <table:table-cell office:value-type="float" office:value="3587925325618" table:style-name="ce2">
            <text:p>3.58793E+12</text:p>
          </table:table-cell>
          <table:table-cell office:value-type="float" office:value="1" table:style-name="ce2">
            <text:p>1</text:p>
          </table:table-cell>
          <table:table-cell office:value-type="float" office:value="460" table:style-name="ce2">
            <text:p>4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ggscent ( intension 90ml)</text:p>
          </table:table-cell>
          <table:table-cell office:value-type="float" office:value="8904238300029" table:style-name="ce2">
            <text:p>8.90424E+12</text:p>
          </table:table-cell>
          <table:table-cell office:value-type="float" office:value="1" table:style-name="ce2">
            <text:p>1</text:p>
          </table:table-cell>
          <table:table-cell office:value-type="float" office:value="1300" table:style-name="ce2">
            <text:p>1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ggscent ( impression90ml)</text:p>
          </table:table-cell>
          <table:table-cell office:value-type="float" office:value="8904238300005" table:style-name="ce2">
            <text:p>8.90424E+12</text:p>
          </table:table-cell>
          <table:table-cell office:value-type="float" office:value="1" table:style-name="ce2">
            <text:p>1</text:p>
          </table:table-cell>
          <table:table-cell office:value-type="float" office:value="1300" table:style-name="ce2">
            <text:p>1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sha <text:s/>perfume (gold 100ml)</text:p>
          </table:table-cell>
          <table:table-cell office:value-type="float" office:value="6953432664248" table:style-name="ce2">
            <text:p>6.95343E+12</text:p>
          </table:table-cell>
          <table:table-cell office:value-type="float" office:value="1" table:style-name="ce2">
            <text:p>1</text:p>
          </table:table-cell>
          <table:table-cell office:value-type="float" office:value="650" table:style-name="ce2">
            <text:p>6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fshan perfume (100ml)</text:p>
          </table:table-cell>
          <table:table-cell office:value-type="float" office:value="614514071052" table:style-name="ce2">
            <text:p>6.14514E+11</text:p>
          </table:table-cell>
          <table:table-cell office:value-type="float" office:value="2" table:style-name="ce2">
            <text:p>2</text:p>
          </table:table-cell>
          <table:table-cell office:value-type="float" office:value="1300" table:style-name="ce2">
            <text:p>1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e beauty cream</text:p>
          </table:table-cell>
          <table:table-cell office:value-type="float" office:value="11238300" table:style-name="ce2">
            <text:p>11238300</text:p>
          </table:table-cell>
          <table:table-cell office:value-type="float" office:value="3" table:style-name="ce2">
            <text:p>3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andni whitening cream</text:p>
          </table:table-cell>
          <table:table-cell office:value-type="float" office:value="102196013014" table:style-name="ce2">
            <text:p>1.02196E+11</text:p>
          </table:table-cell>
          <table:table-cell office:value-type="float" office:value="5" table:style-name="ce2">
            <text:p>5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za beauty cream</text:p>
          </table:table-cell>
          <table:table-cell office:value-type="float" office:value="5842109854123" table:style-name="ce2">
            <text:p>5.84211E+12</text:p>
          </table:table-cell>
          <table:table-cell office:value-type="float" office:value="7" table:style-name="ce2">
            <text:p>7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ndal beauty cream</text:p>
          </table:table-cell>
          <table:table-cell office:value-type="float" office:value="1519739029897" table:style-name="ce2">
            <text:p>1.51974E+12</text:p>
          </table:table-cell>
          <table:table-cell office:value-type="float" office:value="3" table:style-name="ce2">
            <text:p>3</text:p>
          </table:table-cell>
          <table:table-cell office:value-type="float" office:value="230" table:style-name="ce2">
            <text:p>2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olden pearl cream</text:p>
          </table:table-cell>
          <table:table-cell office:value-type="float" office:value="9240548109914" table:style-name="ce2">
            <text:p>9.24055E+1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oree beauty cream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halak beauty cream</text:p>
          </table:table-cell>
          <table:table-cell office:value-type="float" office:value="8548542202176" table:style-name="ce2">
            <text:p>8.54854E+12</text:p>
          </table:table-cell>
          <table:table-cell office:value-type="float" office:value="6" table:style-name="ce2">
            <text:p>6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isa beauty cream</text:p>
          </table:table-cell>
          <table:table-cell office:value-type="float" office:value="5259005542519" table:style-name="ce2">
            <text:p>5.25901E+12</text:p>
          </table:table-cell>
          <table:table-cell office:value-type="float" office:value="2" table:style-name="ce2">
            <text:p>2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olive (oil 200ml)</text:p>
          </table:table-cell>
          <table:table-cell office:value-type="float" office:value="5022496103534" table:style-name="ce2">
            <text:p>5.0225E+12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ntene shampo anti hair 400ml</text:p>
          </table:table-cell>
          <table:table-cell office:value-type="float" office:value="5410076937561" table:style-name="ce2">
            <text:p>5.41008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ntene shampo milky extra <text:s/>400ml</text:p>
          </table:table-cell>
          <table:table-cell office:value-type="float" office:value="5410076937738" table:style-name="ce2">
            <text:p>5.41008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long &amp; healthy <text:s/>400ml)</text:p>
          </table:table-cell>
          <table:table-cell office:value-type="float" office:value="8961014009422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hairfall 400ml)</text:p>
          </table:table-cell>
          <table:table-cell office:value-type="float" office:value="8961014003062" table:style-name="ce2">
            <text:p>8.96101E+12</text:p>
          </table:table-cell>
          <table:table-cell office:value-type="float" office:value="2" table:style-name="ce2">
            <text:p>2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r cool sport menthol <text:s/>(350ml)</text:p>
          </table:table-cell>
          <table:table-cell office:value-type="float" office:value="8851932265423" table:style-name="ce2">
            <text:p>8.85193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r anti hair fall (350ml)</text:p>
          </table:table-cell>
          <table:table-cell office:value-type="float" office:value="8851932262378" table:style-name="ce2">
            <text:p>8.85193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daily moisture (250ml)</text:p>
          </table:table-cell>
          <table:table-cell office:value-type="float" office:value="8718114561561" table:style-name="ce2">
            <text:p>8.71811E+12</text:p>
          </table:table-cell>
          <table:table-cell office:value-type="float" office:value="1" table:style-name="ce2">
            <text:p>1</text:p>
          </table:table-cell>
          <table:table-cell office:value-type="float" office:value="230" table:style-name="ce2">
            <text:p>2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hair fall rescue (250ml)</text:p>
          </table:table-cell>
          <table:table-cell office:value-type="float" office:value="8712561888325" table:style-name="ce2">
            <text:p>8.71256E+12</text:p>
          </table:table-cell>
          <table:table-cell office:value-type="float" office:value="1" table:style-name="ce2">
            <text:p>1</text:p>
          </table:table-cell>
          <table:table-cell office:value-type="float" office:value="230" table:style-name="ce2">
            <text:p>2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glowing ritual (250ml)</text:p>
          </table:table-cell>
          <table:table-cell office:value-type="float" office:value="8710908789823" table:style-name="ce2">
            <text:p>8.71091E+12</text:p>
          </table:table-cell>
          <table:table-cell office:value-type="float" office:value="1" table:style-name="ce2">
            <text:p>1</text:p>
          </table:table-cell>
          <table:table-cell office:value-type="float" office:value="230" table:style-name="ce2">
            <text:p>2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r anti hair (small)</text:p>
          </table:table-cell>
          <table:table-cell office:value-type="float" office:value="8851932349932" table:style-name="ce2">
            <text:p>8.85193E+12</text:p>
          </table:table-cell>
          <table:table-cell office:value-type="float" office:value="1" table:style-name="ce2">
            <text:p>1</text:p>
          </table:table-cell>
          <table:table-cell office:value-type="float" office:value="210" table:style-name="ce2">
            <text:p>2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r herbal fusion (400ml)</text:p>
          </table:table-cell>
          <table:table-cell office:value-type="float" office:value="6281006086838" table:style-name="ce2">
            <text:p>6.28101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r anti hair fall (400ml)</text:p>
          </table:table-cell>
          <table:table-cell office:value-type="float" office:value="8851932263252" table:style-name="ce2">
            <text:p>8.85193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r dry scalp &amp; itch contro (400ml)</text:p>
          </table:table-cell>
          <table:table-cell office:value-type="float" office:value="8851932263177" table:style-name="ce2">
            <text:p>8.85193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o amla shampo (family size)</text:p>
          </table:table-cell>
          <table:table-cell office:value-type="float" office:value="6009689191003" table:style-name="ce2">
            <text:p>6.00969E+12</text:p>
          </table:table-cell>
          <table:table-cell office:value-type="float" office:value="13" table:style-name="ce2">
            <text:p>13</text:p>
          </table:table-cell>
          <table:table-cell office:value-type="float" office:value="325" table:style-name="ce2">
            <text:p>3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o amla shampo (280 ml)</text:p>
          </table:table-cell>
          <table:table-cell office:value-type="float" office:value="6009689191027" table:style-name="ce2">
            <text:p>6.00969E+12</text:p>
          </table:table-cell>
          <table:table-cell office:value-type="float" office:value="5" table:style-name="ce2">
            <text:p>5</text:p>
          </table:table-cell>
          <table:table-cell office:value-type="float" office:value="155" table:style-name="ce2">
            <text:p>15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o amla hair oil (100ml)</text:p>
          </table:table-cell>
          <table:table-cell office:value-type="float" office:value="6009689191089" table:style-name="ce2">
            <text:p>6.00969E+12</text:p>
          </table:table-cell>
          <table:table-cell office:value-type="float" office:value="4" table:style-name="ce2">
            <text:p>4</text:p>
          </table:table-cell>
          <table:table-cell office:value-type="float" office:value="125" table:style-name="ce2">
            <text:p>1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o amla hair oil (50ml)</text:p>
          </table:table-cell>
          <table:table-cell office:value-type="float" office:value="6009689191843" table:style-name="ce2">
            <text:p>6.00969E+12</text:p>
          </table:table-cell>
          <table:table-cell office:value-type="float" office:value="8" table:style-name="ce2">
            <text:p>8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garlic(100ml)</text:p>
          </table:table-cell>
          <table:table-cell office:value-type="float" office:value="6291069724813" table:style-name="ce2">
            <text:p>6.29107E+12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olive (oil 100ml)</text:p>
          </table:table-cell>
          <table:table-cell office:value-type="float" office:value="6291069005226" table:style-name="ce2">
            <text:p>6.29107E+12</text:p>
          </table:table-cell>
          <table:table-cell office:value-type="float" office:value="6" table:style-name="ce2">
            <text:p>6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cactus (oil 200ml)</text:p>
          </table:table-cell>
          <table:table-cell office:value-type="float" office:value="6291069651034" table:style-name="ce2">
            <text:p>6.29107E+12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la kola hair tonic (200ml)</text:p>
          </table:table-cell>
          <table:table-cell office:value-type="float" office:value="8964000047125" table:style-name="ce2">
            <text:p>8.964E+12</text:p>
          </table:table-cell>
          <table:table-cell office:value-type="float" office:value="2" table:style-name="ce2">
            <text:p>2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bur amla hair oil(200ml)</text:p>
          </table:table-cell>
          <table:table-cell office:value-type="float" office:value="5022496102001" table:style-name="ce2">
            <text:p>5.0225E+12</text:p>
          </table:table-cell>
          <table:table-cell office:value-type="float" office:value="4" table:style-name="ce2">
            <text:p>4</text:p>
          </table:table-cell>
          <table:table-cell office:value-type="float" office:value="270" table:style-name="ce2">
            <text:p>2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bur amla hair oil(50ml)</text:p>
          </table:table-cell>
          <table:table-cell office:value-type="float" office:value="5022496103428" table:style-name="ce2">
            <text:p>5.0225E+12</text:p>
          </table:table-cell>
          <table:table-cell office:value-type="float" office:value="7" table:style-name="ce2">
            <text:p>7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mond oil (25ml)</text:p>
          </table:table-cell>
          <table:table-cell office:value-type="float" office:value="8964000057346" table:style-name="ce2">
            <text:p>8.964E+12</text:p>
          </table:table-cell>
          <table:table-cell office:value-type="float" office:value="2" table:style-name="ce2">
            <text:p>2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ells almond oil (250ml)</text:p>
          </table:table-cell>
          <table:table-cell office:value-type="float" office:value="8410269918008" table:style-name="ce2">
            <text:p>8.41027E+12</text:p>
          </table:table-cell>
          <table:table-cell office:value-type="float" office:value="8" table:style-name="ce2">
            <text:p>8</text:p>
          </table:table-cell>
          <table:table-cell office:value-type="float" office:value="500" table:style-name="ce2">
            <text:p>5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 &amp; shoulders( smooth &amp; silky <text:s/>400ml)</text:p>
          </table:table-cell>
          <table:table-cell office:value-type="float" office:value="4084500976207" table:style-name="ce2">
            <text:p>4.0845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 &amp; shoulders( classic clean 400ml)</text:p>
          </table:table-cell>
          <table:table-cell office:value-type="float" office:value="5011321391284" table:style-name="ce2">
            <text:p>5.01132E+12</text:p>
          </table:table-cell>
          <table:table-cell office:value-type="float" office:value="2" table:style-name="ce2">
            <text:p>2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 &amp; shoulders( dry scalp care 400ml)</text:p>
          </table:table-cell>
          <table:table-cell office:value-type="float" office:value="5013965919251" table:style-name="ce2">
            <text:p>5.01397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 &amp; shoulders( smooth &amp; silky 185ml)</text:p>
          </table:table-cell>
          <table:table-cell office:value-type="float" office:value="8001841299273" table:style-name="ce2">
            <text:p>8.00184E+12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 &amp; shoulders( silky black 185ml)</text:p>
          </table:table-cell>
          <table:table-cell office:value-type="float" office:value="8001841299365" table:style-name="ce2">
            <text:p>8.00184E+12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 &amp; shoulders( anit hair fall 185ml)</text:p>
          </table:table-cell>
          <table:table-cell office:value-type="float" office:value="8001841299303" table:style-name="ce2">
            <text:p>8.00184E+12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ntene (smooth &amp; strong oil 200ml)</text:p>
          </table:table-cell>
          <table:table-cell office:value-type="float" office:value="5410076937448" table:style-name="ce2">
            <text:p>5.41008E+1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daily moisture (350ml)</text:p>
          </table:table-cell>
          <table:table-cell office:value-type="float" office:value="79400866608" table:style-name="ce2">
            <text:p>79400866608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color care (350ml)</text:p>
          </table:table-cell>
          <table:table-cell office:value-type="float" office:value="45893038440" table:style-name="ce2">
            <text:p>45893038440</text:p>
          </table:table-cell>
          <table:table-cell office:value-type="float" office:value="2" table:style-name="ce2">
            <text:p>2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anti frizz <text:s/>(350ml)</text:p>
          </table:table-cell>
          <table:table-cell office:value-type="float" office:value="79400124036" table:style-name="ce2">
            <text:p>79400124036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black shine 200ml)</text:p>
          </table:table-cell>
          <table:table-cell office:value-type="float" office:value="8961014240542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hairfall 200ml)</text:p>
          </table:table-cell>
          <table:table-cell office:value-type="float" office:value="8961014240481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febuoy herbal(175ml)</text:p>
          </table:table-cell>
          <table:table-cell office:value-type="float" office:value="8961014003260" table:style-name="ce2">
            <text:p>8.96101E+12</text:p>
          </table:table-cell>
          <table:table-cell office:value-type="float" office:value="4" table:style-name="ce2">
            <text:p>4</text:p>
          </table:table-cell>
          <table:table-cell office:value-type="float" office:value="170" table:style-name="ce2">
            <text:p>1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coconut (shapoo 200ml)</text:p>
          </table:table-cell>
          <table:table-cell office:value-type="float" office:value="6291069701265" table:style-name="ce2">
            <text:p>6.29107E+12</text:p>
          </table:table-cell>
          <table:table-cell office:value-type="float" office:value="1" table:style-name="ce2">
            <text:p>1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hair fall control (shapoo 200ml)</text:p>
          </table:table-cell>
          <table:table-cell office:value-type="float" office:value="6291069208245" table:style-name="ce2">
            <text:p>6.29107E+12</text:p>
          </table:table-cell>
          <table:table-cell office:value-type="float" office:value="6" table:style-name="ce2">
            <text:p>6</text:p>
          </table:table-cell>
          <table:table-cell office:value-type="float" office:value="210" table:style-name="ce2">
            <text:p>2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black shine (shapoo 200ml)</text:p>
          </table:table-cell>
          <table:table-cell office:value-type="float" office:value="6291069701067" table:style-name="ce2">
            <text:p>6.29107E+12</text:p>
          </table:table-cell>
          <table:table-cell office:value-type="float" office:value="1" table:style-name="ce2">
            <text:p>1</text:p>
          </table:table-cell>
          <table:table-cell office:value-type="float" office:value="210" table:style-name="ce2">
            <text:p>2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moisture treatment (shapoo 200ml)</text:p>
          </table:table-cell>
          <table:table-cell office:value-type="float" office:value="6291069208207" table:style-name="ce2">
            <text:p>6.29107E+12</text:p>
          </table:table-cell>
          <table:table-cell office:value-type="float" office:value="1" table:style-name="ce2">
            <text:p>1</text:p>
          </table:table-cell>
          <table:table-cell office:value-type="float" office:value="210" table:style-name="ce2">
            <text:p>2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black shine 400ml)</text:p>
          </table:table-cell>
          <table:table-cell office:value-type="float" office:value="8961014003093" table:style-name="ce2">
            <text:p>8.96101E+12</text:p>
          </table:table-cell>
          <table:table-cell table:number-columns-repeated="2" table:style-name="ce2"/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perfect straight 400ml)</text:p>
          </table:table-cell>
          <table:table-cell office:value-type="float" office:value="8961014003024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thick &amp; long 200ml)</text:p>
          </table:table-cell>
          <table:table-cell office:value-type="float" office:value="8901030610561" table:style-name="ce2">
            <text:p>8.90103E+12</text:p>
          </table:table-cell>
          <table:table-cell office:value-type="float" office:value="1" table:style-name="ce2">
            <text:p>1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atika black shine (shapoo <text:s/>repair &amp; restore 200ml)</text:p>
          </table:table-cell>
          <table:table-cell office:value-type="float" office:value="6291069208221" table:style-name="ce2">
            <text:p>6.29107E+12</text:p>
          </table:table-cell>
          <table:table-cell office:value-type="float" office:value="1" table:style-name="ce2">
            <text:p>1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hairfall solution 400ml)</text:p>
          </table:table-cell>
          <table:table-cell office:value-type="float" office:value="8961014003062" table:style-name="ce2">
            <text:p>8.96101E+12</text:p>
          </table:table-cell>
          <table:table-cell office:value-type="float" office:value="2" table:style-name="ce2">
            <text:p>2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silk shampoo(long &amp; healthy 400ml)</text:p>
          </table:table-cell>
          <table:table-cell office:value-type="float" office:value="8961014009422" table:style-name="ce2">
            <text:p>8.96101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nhil (international)</text:p>
          </table:table-cell>
          <table:table-cell office:value-type="float" office:value="5000219021839" table:style-name="ce2">
            <text:p>5.00022E+12</text:p>
          </table:table-cell>
          <table:table-cell office:value-type="float" office:value="56" table:style-name="ce2">
            <text:p>56</text:p>
          </table:table-cell>
          <table:table-cell office:value-type="float" office:value="270" table:style-name="ce2">
            <text:p>2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nhil (switch)</text:p>
          </table:table-cell>
          <table:table-cell office:value-type="float" office:value="8888075008099" table:style-name="ce2">
            <text:p>8.88808E+12</text:p>
          </table:table-cell>
          <table:table-cell office:value-type="float" office:value="59" table:style-name="ce2">
            <text:p>59</text:p>
          </table:table-cell>
          <table:table-cell office:value-type="float" office:value="270" table:style-name="ce2">
            <text:p>2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nhil (light)</text:p>
          </table:table-cell>
          <table:table-cell office:value-type="float" office:value="8888075000864" table:style-name="ce2">
            <text:p>8.88808E+12</text:p>
          </table:table-cell>
          <table:table-cell office:value-type="float" office:value="142" table:style-name="ce2">
            <text:p>142</text:p>
          </table:table-cell>
          <table:table-cell office:value-type="float" office:value="270" table:style-name="ce2">
            <text:p>2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rlbro(gold)</text:p>
          </table:table-cell>
          <table:table-cell office:value-type="float" office:value="7622100913313" table:style-name="ce2">
            <text:p>7.6221E+12</text:p>
          </table:table-cell>
          <table:table-cell office:value-type="float" office:value="13" table:style-name="ce2">
            <text:p>13</text:p>
          </table:table-cell>
          <table:table-cell office:value-type="float" office:value="350" table:style-name="ce2">
            <text:p>3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aisalmer</text:p>
          </table:table-cell>
          <table:table-cell office:value-type="float" office:value="8901763014506" table:style-name="ce2">
            <text:p>8.90176E+12</text:p>
          </table:table-cell>
          <table:table-cell office:value-type="float" office:value="20" table:style-name="ce2">
            <text:p>20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ne (light )</text:p>
          </table:table-cell>
          <table:table-cell office:value-type="float" office:value="88006703" table:style-name="ce2">
            <text:p>88006703</text:p>
          </table:table-cell>
          <table:table-cell office:value-type="float" office:value="154" table:style-name="ce2">
            <text:p>154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pstan (pall mall)</text:p>
          </table:table-cell>
          <table:table-cell office:value-type="float" office:value="95010816" table:style-name="ce2">
            <text:p>95010816</text:p>
          </table:table-cell>
          <table:table-cell office:value-type="float" office:value="31" table:style-name="ce2">
            <text:p>31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rven</text:p>
          </table:table-cell>
          <table:table-cell office:value-type="float" office:value="89600115" table:style-name="ce2">
            <text:p>89600115</text:p>
          </table:table-cell>
          <table:table-cell office:value-type="float" office:value="18" table:style-name="ce2">
            <text:p>18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dflake</text:p>
          </table:table-cell>
          <table:table-cell office:value-type="float" office:value="95010588" table:style-name="ce2">
            <text:p>95010588</text:p>
          </table:table-cell>
          <table:table-cell office:value-type="float" office:value="21" table:style-name="ce2">
            <text:p>21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oldleaf(classic)</text:p>
          </table:table-cell>
          <table:table-cell office:value-type="float" office:value="95010557" table:style-name="ce2">
            <text:p>95010557</text:p>
          </table:table-cell>
          <table:table-cell office:value-type="float" office:value="13" table:style-name="ce2">
            <text:p>13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nson &amp; hedges (specail filter)</text:p>
          </table:table-cell>
          <table:table-cell office:value-type="float" office:value="50219209" table:style-name="ce2">
            <text:p>50219209</text:p>
          </table:table-cell>
          <table:table-cell office:value-type="float" office:value="119" table:style-name="ce2">
            <text:p>119</text:p>
          </table:table-cell>
          <table:table-cell office:value-type="float" office:value="270" table:style-name="ce2">
            <text:p>2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ensodyne (30g)</text:p>
          </table:table-cell>
          <table:table-cell office:value-type="float" office:value="9200475779871" table:style-name="ce2">
            <text:p>9.20048E+12</text:p>
          </table:table-cell>
          <table:table-cell office:value-type="float" office:value="12" table:style-name="ce2">
            <text:p>12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eet (25gm)</text:p>
          </table:table-cell>
          <table:table-cell office:value-type="float" office:value="6001106309534" table:style-name="ce2">
            <text:p>6.00111E+12</text:p>
          </table:table-cell>
          <table:table-cell office:value-type="float" office:value="13" table:style-name="ce2">
            <text:p>13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 &amp; U (cream 30ml)</text:p>
          </table:table-cell>
          <table:table-cell office:value-type="float" office:value="8964000045442" table:style-name="ce2">
            <text:p>8.964E+12</text:p>
          </table:table-cell>
          <table:table-cell office:value-type="float" office:value="6" table:style-name="ce2">
            <text:p>6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hield(evenflo nipple)</text:p>
          </table:table-cell>
          <table:table-cell office:value-type="float" office:value="5110000400092" table:style-name="ce2">
            <text:p>5.11E+12</text:p>
          </table:table-cell>
          <table:table-cell office:value-type="float" office:value="7" table:style-name="ce2">
            <text:p>7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hield(evenflo feeder)</text:p>
          </table:table-cell>
          <table:table-cell office:value-type="float" office:value="5110000300552" table:style-name="ce2">
            <text:p>5.11E+12</text:p>
          </table:table-cell>
          <table:table-cell office:value-type="float" office:value="6" table:style-name="ce2">
            <text:p>6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dicam (dental cream 200g)</text:p>
          </table:table-cell>
          <table:table-cell office:value-type="float" office:value="6291101525668" table:style-name="ce2">
            <text:p>6.2911E+12</text:p>
          </table:table-cell>
          <table:table-cell office:value-type="float" office:value="8" table:style-name="ce2">
            <text:p>8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ensodyne ( original 50g)</text:p>
          </table:table-cell>
          <table:table-cell office:value-type="float" office:value="9200475760503" table:style-name="ce2">
            <text:p>9.20048E+12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sso olivia (oil 100ml)</text:p>
          </table:table-cell>
          <table:table-cell office:value-type="float" office:value="8006705410016" table:style-name="ce2">
            <text:p>8.00671E+12</text:p>
          </table:table-cell>
          <table:table-cell office:value-type="float" office:value="3" table:style-name="ce2">
            <text:p>3</text:p>
          </table:table-cell>
          <table:table-cell office:value-type="float" office:value="240" table:style-name="ce2">
            <text:p>2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ep(milk n cream handwash 500ml)</text:p>
          </table:table-cell>
          <table:table-cell office:value-type="float" office:value="6091042504056" table:style-name="ce2">
            <text:p>6.09104E+12</text:p>
          </table:table-cell>
          <table:table-cell office:value-type="float" office:value="2" table:style-name="ce2">
            <text:p>2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pan text:style-name="T2">deep(fresh cool handwash</text:span><text:s/>500ml)</text:p>
          </table:table-cell>
          <table:table-cell office:value-type="float" office:value="6091042504032" table:style-name="ce2">
            <text:p>6.09104E+12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pan text:style-name="T2">al bakhoor (handwash 500ml)</text:span></text:p>
          </table:table-cell>
          <table:table-cell office:value-type="float" office:value="3149703216435" table:style-name="ce2">
            <text:p>3.1497E+12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(deep cleaning 250ml)</text:p>
          </table:table-cell>
          <table:table-cell office:value-type="float" office:value="9300632016761" table:style-name="ce2">
            <text:p>9.30063E+12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(anti hairfall 180ml)</text:p>
          </table:table-cell>
          <table:table-cell office:value-type="float" office:value="8886950035086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(intensive moisture <text:s/>180ml)</text:p>
          </table:table-cell>
          <table:table-cell office:value-type="float" office:value="8886950035048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(brilliant shine 180ml)</text:p>
          </table:table-cell>
          <table:table-cell office:value-type="float" office:value="8886950035079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hnsons babay shampo(100ml)</text:p>
          </table:table-cell>
          <table:table-cell office:value-type="float" office:value="6223000650103" table:style-name="ce2">
            <text:p>6.223E+12</text:p>
          </table:table-cell>
          <table:table-cell office:value-type="float" office:value="6" table:style-name="ce2">
            <text:p>6</text:p>
          </table:table-cell>
          <table:table-cell office:value-type="float" office:value="160" table:style-name="ce2">
            <text:p>1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rachute cocnut (oil meduim)</text:p>
          </table:table-cell>
          <table:table-cell office:value-type="float" office:value="89002944" table:style-name="ce2">
            <text:p>89002944</text:p>
          </table:table-cell>
          <table:table-cell office:value-type="float" office:value="4" table:style-name="ce2">
            <text:p>4</text:p>
          </table:table-cell>
          <table:table-cell office:value-type="float" office:value="250" table:style-name="ce2">
            <text:p>2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ttol liquid(100ml)</text:p>
          </table:table-cell>
          <table:table-cell office:value-type="float" office:value="6001106309435" table:style-name="ce2">
            <text:p>6.00111E+12</text:p>
          </table:table-cell>
          <table:table-cell office:value-type="float" office:value="6" table:style-name="ce2">
            <text:p>6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inic plus(strong &amp; long 175ml)</text:p>
          </table:table-cell>
          <table:table-cell office:value-type="float" office:value="8901030541872" table:style-name="ce2">
            <text:p>8.90103E+12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real (total repair 175ml)</text:p>
          </table:table-cell>
          <table:table-cell office:value-type="float" office:value="8901526101498" table:style-name="ce2">
            <text:p>8.90153E+12</text:p>
          </table:table-cell>
          <table:table-cell office:value-type="float" office:value="1" table:style-name="ce2">
            <text:p>1</text:p>
          </table:table-cell>
          <table:table-cell office:value-type="float" office:value="240" table:style-name="ce2">
            <text:p>2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esemme(leanse &amp; replenish 500 ml)</text:p>
          </table:table-cell>
          <table:table-cell office:value-type="float" office:value="5012254061275" table:style-name="ce2">
            <text:p>5.01225E+12</text:p>
          </table:table-cell>
          <table:table-cell office:value-type="float" office:value="1" table:style-name="ce2">
            <text:p>1</text:p>
          </table:table-cell>
          <table:table-cell office:value-type="float" office:value="400" table:style-name="ce2">
            <text:p>4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gate(premier brush)</text:p>
          </table:table-cell>
          <table:table-cell office:value-type="float" office:value="8886950092133" table:style-name="ce2">
            <text:p>8.88695E+12</text:p>
          </table:table-cell>
          <table:table-cell office:value-type="float" office:value="26" table:style-name="ce2">
            <text:p>2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gate(super flexi brush)</text:p>
          </table:table-cell>
          <table:table-cell office:value-type="float" office:value="8935236000093" table:style-name="ce2">
            <text:p>8.93524E+12</text:p>
          </table:table-cell>
          <table:table-cell office:value-type="float" office:value="3" table:style-name="ce2">
            <text:p>3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gate(slim soft brush)</text:p>
          </table:table-cell>
          <table:table-cell office:value-type="float" office:value="8850006331682" table:style-name="ce2">
            <text:p>8.85001E+12</text:p>
          </table:table-cell>
          <table:table-cell office:value-type="float" office:value="4" table:style-name="ce2">
            <text:p>4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illeteblue 2</text:p>
          </table:table-cell>
          <table:table-cell office:value-type="float" office:value="3014260265885" table:style-name="ce2">
            <text:p>3.01426E+12</text:p>
          </table:table-cell>
          <table:table-cell office:value-type="float" office:value="103" table:style-name="ce2">
            <text:p>103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illeteblue 3</text:p>
          </table:table-cell>
          <table:table-cell office:value-type="float" office:value="7702018020201" table:style-name="ce2">
            <text:p>7.70202E+12</text:p>
          </table:table-cell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chick exacta 2</text:p>
          </table:table-cell>
          <table:table-cell office:value-type="float" office:value="4891228607012" table:style-name="ce2">
            <text:p>4.89123E+12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rrco blades</text:p>
          </table:table-cell>
          <table:table-cell office:value-type="float" office:value="6501088615017" table:style-name="ce2">
            <text:p>6.50109E+12</text:p>
          </table:table-cell>
          <table:table-cell office:value-type="float" office:value="7" table:style-name="ce2">
            <text:p>7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hygiene</text:p>
          </table:table-cell>
          <table:table-cell office:value-type="float" office:value="73982206807" table:style-name="ce2">
            <text:p>73982206807</text:p>
          </table:table-cell>
          <table:table-cell office:value-type="float" office:value="35" table:style-name="ce2">
            <text:p>35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nus (1kg)</text:p>
          </table:table-cell>
          <table:table-cell office:value-type="float" office:value="8886950013848" table:style-name="ce2">
            <text:p>8.88695E+12</text:p>
          </table:table-cell>
          <table:table-cell office:value-type="float" office:value="6" table:style-name="ce2">
            <text:p>6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nus (500gm)</text:p>
          </table:table-cell>
          <table:table-cell office:value-type="float" office:value="8886950013695" table:style-name="ce2">
            <text:p>8.88695E+12</text:p>
          </table:table-cell>
          <table:table-cell office:value-type="float" office:value="4" table:style-name="ce2">
            <text:p>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nus (475g)</text:p>
          </table:table-cell>
          <table:table-cell office:value-type="float" office:value="8886950013213" table:style-name="ce2">
            <text:p>8.88695E+12</text:p>
          </table:table-cell>
          <table:table-cell office:value-type="float" office:value="3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ite (1kg)</text:p>
          </table:table-cell>
          <table:table-cell office:value-type="float" office:value="8886950011066" table:style-name="ce2">
            <text:p>8.88695E+12</text:p>
          </table:table-cell>
          <table:table-cell office:value-type="float" office:value="8" table:style-name="ce2">
            <text:p>8</text:p>
          </table:table-cell>
          <table:table-cell office:value-type="float" office:value="310" table:style-name="ce2">
            <text:p>3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ite (500gm)</text:p>
          </table:table-cell>
          <table:table-cell office:value-type="float" office:value="8886950011141" table:style-name="ce2">
            <text:p>8.88695E+12</text:p>
          </table:table-cell>
          <table:table-cell office:value-type="float" office:value="8" table:style-name="ce2">
            <text:p>8</text:p>
          </table:table-cell>
          <table:table-cell office:value-type="float" office:value="155" table:style-name="ce2">
            <text:p>15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ite (maximum power)</text:p>
          </table:table-cell>
          <table:table-cell office:value-type="float" office:value="8886950011578" table:style-name="ce2">
            <text:p>8.88695E+12</text:p>
          </table:table-cell>
          <table:table-cell office:value-type="float" office:value="51" table:style-name="ce2">
            <text:p>51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nus (tristar)</text:p>
          </table:table-cell>
          <table:table-cell office:value-type="float" office:value="8886950013145" table:style-name="ce2">
            <text:p>8.88695E+12</text:p>
          </table:table-cell>
          <table:table-cell office:value-type="float" office:value="73" table:style-name="ce2">
            <text:p>73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ite (jumbo pack)</text:p>
          </table:table-cell>
          <table:table-cell office:value-type="float" office:value="8886950011585" table:style-name="ce2">
            <text:p>8.88695E+12</text:p>
          </table:table-cell>
          <table:table-cell office:value-type="float" office:value="17" table:style-name="ce2">
            <text:p>17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norr chatt patta</text:p>
          </table:table-cell>
          <table:table-cell office:value-type="float" office:value="8961014014440" table:style-name="ce2">
            <text:p>8.96101E+12</text:p>
          </table:table-cell>
          <table:table-cell office:value-type="float" office:value="32" table:style-name="ce2">
            <text:p>32</text:p>
          </table:table-cell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arpic (10x power 25ml)</text:p>
          </table:table-cell>
          <table:table-cell office:value-type="float" office:value="6001106114619" table:style-name="ce2">
            <text:p>6.00111E+12</text:p>
          </table:table-cell>
          <table:table-cell office:value-type="float" office:value="3" table:style-name="ce2">
            <text:p>3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wer full powder</text:p>
          </table:table-cell>
          <table:table-cell office:value-type="float" office:value="90311055" table:style-name="ce2">
            <text:p>90311055</text:p>
          </table:table-cell>
          <table:table-cell office:value-type="float" office:value="7" table:style-name="ce2">
            <text:p>7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lux phenyl(500ml)</text:p>
          </table:table-cell>
          <table:table-cell office:value-type="float" office:value="84583615236" table:style-name="ce2">
            <text:p>84583615236</text:p>
          </table:table-cell>
          <table:table-cell office:value-type="float" office:value="6" table:style-name="ce2">
            <text:p>6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leaner lysol(250ml)</text:p>
          </table:table-cell>
          <table:table-cell office:value-type="float" office:value="6987454502608" table:style-name="ce2">
            <text:p>6.98745E+12</text:p>
          </table:table-cell>
          <table:table-cell office:value-type="float" office:value="18" table:style-name="ce2">
            <text:p>18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inis</text:p>
          </table:table-cell>
          <table:table-cell office:value-type="float" office:value="8964001195047" table:style-name="ce2">
            <text:p>8.964E+12</text:p>
          </table:table-cell>
          <table:table-cell office:value-type="float" office:value="9" table:style-name="ce2">
            <text:p>9</text:p>
          </table:table-cell>
          <table:table-cell office:value-type="float" office:value="190" table:style-name="ce2">
            <text:p>1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febuoy sabun(red big)</text:p>
          </table:table-cell>
          <table:table-cell office:value-type="float" office:value="8961014241204" table:style-name="ce2">
            <text:p>8.96101E+12</text:p>
          </table:table-cell>
          <table:table-cell office:value-type="float" office:value="19" table:style-name="ce2">
            <text:p>19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febuoy sabun(red small)</text:p>
          </table:table-cell>
          <table:table-cell office:value-type="float" office:value="8961014241198" table:style-name="ce2">
            <text:p>8.96101E+12</text:p>
          </table:table-cell>
          <table:table-cell office:value-type="float" office:value="6" table:style-name="ce2">
            <text:p>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febuoy sabun(care &amp; protect meduim)</text:p>
          </table:table-cell>
          <table:table-cell office:value-type="float" office:value="8961014241167" table:style-name="ce2">
            <text:p>8.96101E+12</text:p>
          </table:table-cell>
          <table:table-cell office:value-type="float" office:value="7" table:style-name="ce2">
            <text:p>7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febuoy sabun(herbal meduim)</text:p>
          </table:table-cell>
          <table:table-cell office:value-type="float" office:value="8961014241228" table:style-name="ce2">
            <text:p>8.96101E+12</text:p>
          </table:table-cell>
          <table:table-cell office:value-type="float" office:value="4" table:style-name="ce2">
            <text:p>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febuoy sabun(lemon fresh meduim)</text:p>
          </table:table-cell>
          <table:table-cell office:value-type="float" office:value="8961014241242" table:style-name="ce2">
            <text:p>8.96101E+12</text:p>
          </table:table-cell>
          <table:table-cell office:value-type="float" office:value="3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feguard (100g)</text:p>
          </table:table-cell>
          <table:table-cell office:value-type="float" office:value="8001090876515" table:style-name="ce2">
            <text:p>8.00109E+12</text:p>
          </table:table-cell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zest(lemon fresh 125g meduim)</text:p>
          </table:table-cell>
          <table:table-cell office:value-type="float" office:value="6221155019233" table:style-name="ce2">
            <text:p>6.22116E+12</text:p>
          </table:table-cell>
          <table:table-cell office:value-type="float" office:value="3" table:style-name="ce2">
            <text:p>3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inthol deo soap(125g)</text:p>
          </table:table-cell>
          <table:table-cell office:value-type="float" office:value="8901023002373" table:style-name="ce2">
            <text:p>8.90102E+12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ttol original(sabun meduim)</text:p>
          </table:table-cell>
          <table:table-cell office:value-type="float" office:value="6001106209261" table:style-name="ce2">
            <text:p>6.00111E+12</text:p>
          </table:table-cell>
          <table:table-cell office:value-type="float" office:value="15" table:style-name="ce2">
            <text:p>15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ttol profresh(sabun meduim)</text:p>
          </table:table-cell>
          <table:table-cell office:value-type="float" office:value="6001106209308" table:style-name="ce2">
            <text:p>6.00111E+12</text:p>
          </table:table-cell>
          <table:table-cell office:value-type="float" office:value="2" table:style-name="ce2">
            <text:p>2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ux sabun(large)</text:p>
          </table:table-cell>
          <table:table-cell office:value-type="float" office:value="8961014015300" table:style-name="ce2">
            <text:p>8.96101E+12</text:p>
          </table:table-cell>
          <table:table-cell office:value-type="float" office:value="4" table:style-name="ce2">
            <text:p>4</text:p>
          </table:table-cell>
          <table:table-cell office:value-type="float" office:value="65" table:style-name="ce2">
            <text:p>6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kin white (normal skin 110gm)</text:p>
          </table:table-cell>
          <table:table-cell office:value-type="float" office:value="8964000578001" table:style-name="ce2">
            <text:p>8.964E+12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kin white (dry skin 110gm)</text:p>
          </table:table-cell>
          <table:table-cell office:value-type="float" office:value="8964000578445" table:style-name="ce2">
            <text:p>8.964E+12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(pink &amp; rose 135g)</text:p>
          </table:table-cell>
          <table:table-cell office:value-type="float" office:value="7501056349288" table:style-name="ce2">
            <text:p>7.50106E+12</text:p>
          </table:table-cell>
          <table:table-cell office:value-type="float" office:value="7" table:style-name="ce2">
            <text:p>7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ve (original 135g)</text:p>
          </table:table-cell>
          <table:table-cell office:value-type="float" office:value="67238891190" table:style-name="ce2">
            <text:p>67238891190</text:p>
          </table:table-cell>
          <table:table-cell office:value-type="float" office:value="7" table:style-name="ce2">
            <text:p>7</text:p>
          </table:table-cell>
          <table:table-cell office:value-type="float" office:value="140" table:style-name="ce2">
            <text:p>1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hnsons baby blossoms soap( 100g)</text:p>
          </table:table-cell>
          <table:table-cell office:value-type="float" office:value="4801010561309" table:style-name="ce2">
            <text:p>4.80101E+12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johnsons baby milksoap( 100g)</text:p>
          </table:table-cell>
          <table:table-cell office:value-type="float" office:value="4801010562108" table:style-name="ce2">
            <text:p>4.80101E+12</text:p>
          </table:table-cell>
          <table:table-cell office:value-type="float" office:value="1" table:style-name="ce2">
            <text:p>1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ohnsons baby <text:s/>soap( 100g)</text:p>
          </table:table-cell>
          <table:table-cell office:value-type="float" office:value="4801010560500" table:style-name="ce2">
            <text:p>4.80101E+12</text:p>
          </table:table-cell>
          <table:table-cell office:value-type="float" office:value="3" table:style-name="ce2">
            <text:p>3</text:p>
          </table:table-cell>
          <table:table-cell office:value-type="float" office:value="110" table:style-name="ce2">
            <text:p>1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za beauty soap</text:p>
          </table:table-cell>
          <table:table-cell office:value-type="float" office:value="7861212201004" table:style-name="ce2">
            <text:p>7.86121E+12</text:p>
          </table:table-cell>
          <table:table-cell office:value-type="float" office:value="6" table:style-name="ce2">
            <text:p>6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andni whitening soap</text:p>
          </table:table-cell>
          <table:table-cell office:value-type="float" office:value="102196013021" table:style-name="ce2">
            <text:p>1.02196E+11</text:p>
          </table:table-cell>
          <table:table-cell office:value-type="float" office:value="5" table:style-name="ce2">
            <text:p>5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radiant glow 145g)</text:p>
          </table:table-cell>
          <table:table-cell office:value-type="float" office:value="8886950031583" table:style-name="ce2">
            <text:p>8.88695E+12</text:p>
          </table:table-cell>
          <table:table-cell office:value-type="float" office:value="4" table:style-name="ce2">
            <text:p>4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refreshing moisture 145g)</text:p>
          </table:table-cell>
          <table:table-cell office:value-type="float" office:value="8886950031606" table:style-name="ce2">
            <text:p>8.88695E+12</text:p>
          </table:table-cell>
          <table:table-cell office:value-type="float" office:value="10" table:style-name="ce2">
            <text:p>10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hydrating glow 145g)</text:p>
          </table:table-cell>
          <table:table-cell office:value-type="float" office:value="8886950031576" table:style-name="ce2">
            <text:p>8.88695E+12</text:p>
          </table:table-cell>
          <table:table-cell office:value-type="float" office:value="6" table:style-name="ce2">
            <text:p>6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refreshing moisture 110g)</text:p>
          </table:table-cell>
          <table:table-cell office:value-type="float" office:value="8886950031538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balanced &amp; mild 110g)</text:p>
          </table:table-cell>
          <table:table-cell office:value-type="float" office:value="8886950031514" table:style-name="ce2">
            <text:p>8.88695E+12</text:p>
          </table:table-cell>
          <table:table-cell office:value-type="float" office:value="4" table:style-name="ce2">
            <text:p>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flawlese &amp; clean 110g)</text:p>
          </table:table-cell>
          <table:table-cell office:value-type="float" office:value="8886950031507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nourishing &amp; sensation 110g)</text:p>
          </table:table-cell>
          <table:table-cell office:value-type="float" office:value="8886950031545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moisture &amp; care 110g)</text:p>
          </table:table-cell>
          <table:table-cell office:value-type="float" office:value="8886950031521" table:style-name="ce2">
            <text:p>8.88695E+12</text:p>
          </table:table-cell>
          <table:table-cell office:value-type="float" office:value="6" table:style-name="ce2">
            <text:p>6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moisture &amp; care 75g)</text:p>
          </table:table-cell>
          <table:table-cell office:value-type="float" office:value="8886950031118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refreshing moisture 75g)</text:p>
          </table:table-cell>
          <table:table-cell office:value-type="float" office:value="8886950031095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balanced &amp; mild 75g)</text:p>
          </table:table-cell>
          <table:table-cell office:value-type="float" office:value="8886950031101" table:style-name="ce2">
            <text:p>8.88695E+12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lmolive soap(nourishing &amp; sensation 75g)</text:p>
          </table:table-cell>
          <table:table-cell office:value-type="float" office:value="8886950031125" table:style-name="ce2">
            <text:p>8.88695E+12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mon max (easy pack)</text:p>
          </table:table-cell>
          <table:table-cell office:value-type="float" office:value="8886950096254" table:style-name="ce2">
            <text:p>8.88695E+12</text:p>
          </table:table-cell>
          <table:table-cell office:value-type="float" office:value="2" table:style-name="ce2">
            <text:p>2</text:p>
          </table:table-cell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mon max (diswash liquid 275ml)</text:p>
          </table:table-cell>
          <table:table-cell office:value-type="float" office:value="8886950096162" table:style-name="ce2">
            <text:p>8.88695E+12</text:p>
          </table:table-cell>
          <table:table-cell office:value-type="float" office:value="5" table:style-name="ce2">
            <text:p>5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mon max (diswash bar 92g)</text:p>
          </table:table-cell>
          <table:table-cell office:value-type="float" office:value="8886950071855" table:style-name="ce2">
            <text:p>8.88695E+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mon max (diswash big <text:s/>bar 73g)</text:p>
          </table:table-cell>
          <table:table-cell office:value-type="float" office:value="8886950071930" table:style-name="ce2">
            <text:p>8.88695E+12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mon max (long <text:s/>bar 275g)</text:p>
          </table:table-cell>
          <table:table-cell office:value-type="float" office:value="8886950071862" table:style-name="ce2">
            <text:p>8.88695E+12</text:p>
          </table:table-cell>
          <table:table-cell office:value-type="float" office:value="7" table:style-name="ce2">
            <text:p>7</text:p>
          </table:table-cell>
          <table:table-cell office:value-type="float" office:value="35" table:style-name="ce2">
            <text:p>3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iger jumbo coil</text:p>
          </table:table-cell>
          <table:table-cell office:value-type="float" office:value="8962222014031" table:style-name="ce2">
            <text:p>8.96222E+12</text:p>
          </table:table-cell>
          <table:table-cell office:value-type="float" office:value="3" table:style-name="ce2">
            <text:p>3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rtein mosquito coil</text:p>
          </table:table-cell>
          <table:table-cell office:value-type="float" office:value="6001106114862" table:style-name="ce2">
            <text:p>6.00111E+12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mfort (fabric conditioner 200ml)</text:p>
          </table:table-cell>
          <table:table-cell office:value-type="float" office:value="8934868058441" table:style-name="ce2">
            <text:p>8.93487E+12</text:p>
          </table:table-cell>
          <table:table-cell office:value-type="float" office:value="4" table:style-name="ce2">
            <text:p>4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ider (rat killer powder)</text:p>
          </table:table-cell>
          <table:table-cell office:value-type="float" office:value="6928050601616" table:style-name="ce2">
            <text:p>6.92805E+12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nnet candyland</text:p>
          </table:table-cell>
          <table:table-cell office:value-type="float" office:value="870572004658" table:style-name="ce2">
            <text:p>8.70572E+11</text:p>
          </table:table-cell>
          <table:table-cell office:value-type="float" office:value="43" table:style-name="ce2">
            <text:p>43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radise candyland</text:p>
          </table:table-cell>
          <table:table-cell office:value-type="float" office:value="870572004665" table:style-name="ce2">
            <text:p>8.70572E+11</text:p>
          </table:table-cell>
          <table:table-cell office:value-type="float" office:value="63" table:style-name="ce2">
            <text:p>63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nut crispy bar</text:p>
          </table:table-cell>
          <table:table-cell office:value-type="float" office:value="8966000010109" table:style-name="ce2">
            <text:p>8.966E+12</text:p>
          </table:table-cell>
          <table:table-cell office:value-type="float" office:value="80" table:style-name="ce2">
            <text:p>80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esame crispy bar</text:p>
          </table:table-cell>
          <table:table-cell office:value-type="float" office:value="8966000010192" table:style-name="ce2">
            <text:p>8.966E+12</text:p>
          </table:table-cell>
          <table:table-cell office:value-type="float" office:value="102" table:style-name="ce2">
            <text:p>102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ums sour</text:p>
          </table:table-cell>
          <table:table-cell office:value-type="float" office:value="870572007444" table:style-name="ce2">
            <text:p>8.70572E+11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iry milk(small)</text:p>
          </table:table-cell>
          <table:table-cell office:value-type="float" office:value="7622210425973" table:style-name="ce2">
            <text:p>7.62221E+12</text:p>
          </table:table-cell>
          <table:table-cell office:value-type="float" office:value="77" table:style-name="ce2">
            <text:p>77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ga bite waffers</text:p>
          </table:table-cell>
          <table:table-cell office:value-type="float" office:value="6212008143007" table:style-name="ce2">
            <text:p>6.21201E+12</text:p>
          </table:table-cell>
          <table:table-cell office:value-type="float" office:value="42" table:style-name="ce2">
            <text:p>42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ftmints ice(small)</text:p>
          </table:table-cell>
          <table:table-cell office:value-type="float" office:value="7622210807137" table:style-name="ce2">
            <text:p>7.62221E+12</text:p>
          </table:table-cell>
          <table:table-cell office:value-type="float" office:value="96" table:style-name="ce2">
            <text:p>96</text:p>
          </table:table-cell>
          <table:table-cell office:value-type="float" office:value="5" table:style-name="ce2">
            <text:p>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ly bally (daal moth)</text:p>
          </table:table-cell>
          <table:table-cell office:value-type="float" office:value="8964000597781" table:style-name="ce2">
            <text:p>8.964E+12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ly bally (dal chana)</text:p>
          </table:table-cell>
          <table:table-cell office:value-type="float" office:value="8964000597774" table:style-name="ce2">
            <text:p>8.964E+12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ly bally (chewra)</text:p>
          </table:table-cell>
          <table:table-cell office:value-type="float" office:value="8964000597743" table:style-name="ce2">
            <text:p>8.964E+12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ly bally (munchy mix)</text:p>
          </table:table-cell>
          <table:table-cell office:value-type="float" office:value="8964000597767" table:style-name="ce2">
            <text:p>8.964E+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ly bally (savary mix)</text:p>
          </table:table-cell>
          <table:table-cell office:value-type="float" office:value="8964000597804" table:style-name="ce2">
            <text:p>8.964E+12</text:p>
          </table:table-cell>
          <table:table-cell office:value-type="float" office:value="57" table:style-name="ce2">
            <text:p>57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lly bally (daal mong)</text:p>
          </table:table-cell>
          <table:table-cell office:value-type="float" office:value="8964000597811" table:style-name="ce2">
            <text:p>8.964E+12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x nimco</text:p>
          </table:table-cell>
          <table:table-cell office:value-type="float" office:value="8964002455096" table:style-name="ce2">
            <text:p>8.964E+12</text:p>
          </table:table-cell>
          <table:table-cell office:value-type="float" office:value="44" table:style-name="ce2">
            <text:p>44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icken spicy</text:p>
          </table:table-cell>
          <table:table-cell office:value-type="float" office:value="6271008100106" table:style-name="ce2">
            <text:p>6.27101E+12</text:p>
          </table:table-cell>
          <table:table-cell office:value-type="float" office:value="141" table:style-name="ce2">
            <text:p>141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p cake (chocolate)</text:p>
          </table:table-cell>
          <table:table-cell office:value-type="float" office:value="8964000681947" table:style-name="ce2">
            <text:p>8.964E+12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p cake (strawberry)</text:p>
          </table:table-cell>
          <table:table-cell office:value-type="float" office:value="8724000681909" table:style-name="ce2">
            <text:p>8.724E+12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p cake (caramel)</text:p>
          </table:table-cell>
          <table:table-cell office:value-type="float" office:value="8964000681923" table:style-name="ce2">
            <text:p>8.964E+12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ke cup (choc top)</text:p>
          </table:table-cell>
          <table:table-cell office:value-type="float" office:value="8964000681039" table:style-name="ce2">
            <text:p>8.964E+12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wiss roll cake</text:p>
          </table:table-cell>
          <table:table-cell office:value-type="float" office:value="6271008104173" table:style-name="ce2">
            <text:p>6.27101E+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ood goodies cake</text:p>
          </table:table-cell>
          <table:table-cell office:value-type="float" office:value="8964002148189" table:style-name="ce2">
            <text:p>8.964E+12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ood goodies double choco</text:p>
          </table:table-cell>
          <table:table-cell office:value-type="float" office:value="8964002148301" table:style-name="ce2">
            <text:p>8.964E+12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gg racing</text:p>
          </table:table-cell>
          <table:table-cell office:value-type="float" office:value="6971539721008" table:style-name="ce2">
            <text:p>6.97154E+12</text:p>
          </table:table-cell>
          <table:table-cell office:value-type="float" office:value="43" table:style-name="ce2">
            <text:p>43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axi egg</text:p>
          </table:table-cell>
          <table:table-cell office:value-type="float" office:value="8960021200914" table:style-name="ce2">
            <text:p>8.96002E+12</text:p>
          </table:table-cell>
          <table:table-cell office:value-type="float" office:value="29" table:style-name="ce2">
            <text:p>29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 candy</text:p>
          </table:table-cell>
          <table:table-cell office:value-type="float" office:value="6957743393118" table:style-name="ce2">
            <text:p>6.95774E+12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zza</text:p>
          </table:table-cell>
          <table:table-cell office:value-type="float" office:value="8850199320692" table:style-name="ce2">
            <text:p>8.8502E+12</text:p>
          </table:table-cell>
          <table:table-cell office:value-type="float" office:value="23" table:style-name="ce2">
            <text:p>23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ardy chocolate flavor</text:p>
          </table:table-cell>
          <table:table-cell office:value-type="float" office:value="8993083928298" table:style-name="ce2">
            <text:p>8.99308E+12</text:p>
          </table:table-cell>
          <table:table-cell office:value-type="float" office:value="3" table:style-name="ce2">
            <text:p>3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d mallow strawberry</text:p>
          </table:table-cell>
          <table:table-cell office:value-type="float" office:value="6927262801531" table:style-name="ce2">
            <text:p>6.92726E+12</text:p>
          </table:table-cell>
          <table:table-cell office:value-type="float" office:value="12" table:style-name="ce2">
            <text:p>12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usman marshmallow</text:p>
          </table:table-cell>
          <table:table-cell office:value-type="float" office:value="8961845265288" table:style-name="ce2">
            <text:p>8.96185E+12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llow</text:p>
          </table:table-cell>
          <table:table-cell office:value-type="float" office:value="6927262800855" table:style-name="ce2">
            <text:p>6.92726E+12</text:p>
          </table:table-cell>
          <table:table-cell office:value-type="float" office:value="1" table:style-name="ce2">
            <text:p>1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dday goldies black &amp; white</text:p>
          </table:table-cell>
          <table:table-cell office:value-type="float" office:value="8693029608061" table:style-name="ce2">
            <text:p>8.69303E+12</text:p>
          </table:table-cell>
          <table:table-cell office:value-type="float" office:value="4" table:style-name="ce2">
            <text:p>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win cake (chocolate)</text:p>
          </table:table-cell>
          <table:table-cell office:value-type="float" office:value="6291100600755" table:style-name="ce2">
            <text:p>6.2911E+12</text:p>
          </table:table-cell>
          <table:table-cell office:value-type="float" office:value="22" table:style-name="ce2">
            <text:p>22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win cake (vanilla)</text:p>
          </table:table-cell>
          <table:table-cell office:value-type="float" office:value="6291100601073" table:style-name="ce2">
            <text:p>6.2911E+12</text:p>
          </table:table-cell>
          <table:table-cell office:value-type="float" office:value="2" table:style-name="ce2">
            <text:p>2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runch n cream choco waffer</text:p>
          </table:table-cell>
          <table:table-cell office:value-type="float" office:value="6291003005862" table:style-name="ce2">
            <text:p>6.291E+12</text:p>
          </table:table-cell>
          <table:table-cell office:value-type="float" office:value="5" table:style-name="ce2">
            <text:p>5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runch n cream orange waffer</text:p>
          </table:table-cell>
          <table:table-cell office:value-type="float" office:value="6291003005640" table:style-name="ce2">
            <text:p>6.291E+12</text:p>
          </table:table-cell>
          <table:table-cell office:value-type="float" office:value="5" table:style-name="ce2">
            <text:p>5</text:p>
          </table:table-cell>
          <table:table-cell office:value-type="float" office:value="120" table:style-name="ce2">
            <text:p>1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runch n cream (orange big waffer)</text:p>
          </table:table-cell>
          <table:table-cell office:value-type="float" office:value="6291003005626" table:style-name="ce2">
            <text:p>6.291E+12</text:p>
          </table:table-cell>
          <table:table-cell office:value-type="float" office:value="1" table:style-name="ce2">
            <text:p>1</text:p>
          </table:table-cell>
          <table:table-cell office:value-type="float" office:value="180" table:style-name="ce2">
            <text:p>1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h daal chana</text:p>
          </table:table-cell>
          <table:table-cell office:value-type="float" office:value="8964001095309" table:style-name="ce2">
            <text:p>8.964E+12</text:p>
          </table:table-cell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h daal moth</text:p>
          </table:table-cell>
          <table:table-cell office:value-type="float" office:value="8964001095088" table:style-name="ce2">
            <text:p>8.964E+12</text:p>
          </table:table-cell>
          <table:table-cell office:value-type="float" office:value="3" table:style-name="ce2">
            <text:p>3</text:p>
          </table:table-cell>
          <table:table-cell office:value-type="float" office:value="170" table:style-name="ce2">
            <text:p>1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h daal masala moong daal</text:p>
          </table:table-cell>
          <table:table-cell office:value-type="float" office:value="8964001095408" table:style-name="ce2">
            <text:p>8.964E+12</text:p>
          </table:table-cell>
          <table:table-cell office:value-type="float" office:value="2" table:style-name="ce2">
            <text:p>2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h daal bareek sev</text:p>
          </table:table-cell>
          <table:table-cell office:value-type="float" office:value="8964001095439" table:style-name="ce2">
            <text:p>8.964E+12</text:p>
          </table:table-cell>
          <table:table-cell office:value-type="float" office:value="1" table:style-name="ce2">
            <text:p>1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unch channay</text:p>
          </table:table-cell>
          <table:table-cell office:value-type="float" office:value="7861168355035" table:style-name="ce2">
            <text:p>7.86117E+12</text:p>
          </table:table-cell>
          <table:table-cell office:value-type="float" office:value="3" table:style-name="ce2">
            <text:p>3</text:p>
          </table:table-cell>
          <table:table-cell office:value-type="float" office:value="200" table:style-name="ce2">
            <text:p>2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halwan rewri</text:p>
          </table:table-cell>
          <table:table-cell office:value-type="float" office:value="543552153010" table:style-name="ce2">
            <text:p>5.43552E+11</text:p>
          </table:table-cell>
          <table:table-cell office:value-type="float" office:value="6" table:style-name="ce2">
            <text:p>6</text:p>
          </table:table-cell>
          <table:table-cell office:value-type="float" office:value="160" table:style-name="ce2">
            <text:p>1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ah daal nimco mix</text:p>
          </table:table-cell>
          <table:table-cell office:value-type="float" office:value="8964001095026" table:style-name="ce2">
            <text:p>8.964E+12</text:p>
          </table:table-cell>
          <table:table-cell office:value-type="float" office:value="1" table:style-name="ce2">
            <text:p>1</text:p>
          </table:table-cell>
          <table:table-cell office:value-type="float" office:value="170" table:style-name="ce2">
            <text:p>1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ntos 3d pure fresh</text:p>
          </table:table-cell>
          <table:table-cell office:value-type="float" office:value="8935001723707" table:style-name="ce2">
            <text:p>8.935E+12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ntos 3d strawberry</text:p>
          </table:table-cell>
          <table:table-cell office:value-type="float" office:value="8935001723820" table:style-name="ce2">
            <text:p>8.935E+12</text:p>
          </table:table-cell>
          <table:table-cell office:value-type="float" office:value="14" table:style-name="ce2">
            <text:p>14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ntos 3d watermelon</text:p>
          </table:table-cell>
          <table:table-cell office:value-type="float" office:value="8935001723844" table:style-name="ce2">
            <text:p>8.935E+12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tte spout peppermint</text:p>
          </table:table-cell>
          <table:table-cell office:value-type="float" office:value="671866277716" table:style-name="ce2">
            <text:p>6.71866E+11</text:p>
          </table:table-cell>
          <table:table-cell office:value-type="float" office:value="134" table:style-name="ce2">
            <text:p>134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tte spout spearmint</text:p>
          </table:table-cell>
          <table:table-cell office:value-type="float" office:value="671866277709" table:style-name="ce2">
            <text:p>6.71866E+11</text:p>
          </table:table-cell>
          <table:table-cell office:value-type="float" office:value="126" table:style-name="ce2">
            <text:p>126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tte spout stawberry</text:p>
          </table:table-cell>
          <table:table-cell office:value-type="float" office:value="671866277730" table:style-name="ce2">
            <text:p>6.71866E+11</text:p>
          </table:table-cell>
          <table:table-cell office:value-type="float" office:value="131" table:style-name="ce2">
            <text:p>131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ot mint</text:p>
          </table:table-cell>
          <table:table-cell office:value-type="float" office:value="8963172912118" table:style-name="ce2">
            <text:p>8.96317E+12</text:p>
          </table:table-cell>
          <table:table-cell office:value-type="float" office:value="169" table:style-name="ce2">
            <text:p>169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enter fresh gum</text:p>
          </table:table-cell>
          <table:table-cell office:value-type="float" office:value="4796001652268" table:style-name="ce2">
            <text:p>4.796E+12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ig babol bubble gum</text:p>
          </table:table-cell>
          <table:table-cell office:value-type="float" office:value="4796001651018" table:style-name="ce2">
            <text:p>4.796E+12</text:p>
          </table:table-cell>
          <table:table-cell office:value-type="float" office:value="19" table:style-name="ce2">
            <text:p>19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range chewing gum</text:p>
          </table:table-cell>
          <table:table-cell office:value-type="float" office:value="796648103158" table:style-name="ce2">
            <text:p>7.96648E+11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sen bubble gum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clair milk</text:p>
          </table:table-cell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x topi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idder tots</text:p>
          </table:table-cell>
          <table:table-cell office:value-type="float" office:value="8969002029124" table:style-name="ce2">
            <text:p>8.969E+12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bble can</text:p>
          </table:table-cell>
          <table:table-cell office:value-type="float" office:value="1234567890128" table:style-name="ce2">
            <text:p>1.23457E+12</text:p>
          </table:table-cell>
          <table:table-cell office:value-type="float" office:value="31" table:style-name="ce2">
            <text:p>31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appy baby candle</text:p>
          </table:table-cell>
          <table:table-cell office:value-type="float" office:value="6971539721008" table:style-name="ce2">
            <text:p>6.97154E+12</text:p>
          </table:table-cell>
          <table:table-cell office:value-type="float" office:value="7" table:style-name="ce2">
            <text:p>7</text:p>
          </table:table-cell>
          <table:table-cell office:value-type="float" office:value="90" table:style-name="ce2">
            <text:p>9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ngettz chocolate beans</text:p>
          </table:table-cell>
          <table:table-cell office:value-type="float" office:value="8961254658435" table:style-name="ce2">
            <text:p>8.96125E+12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ntos fruit</text:p>
          </table:table-cell>
          <table:table-cell office:value-type="float" office:value="6921211105268" table:style-name="ce2">
            <text:p>6.92121E+12</text:p>
          </table:table-cell>
          <table:table-cell office:value-type="float" office:value="30" table:style-name="ce2">
            <text:p>30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ntos mix grape</text:p>
          </table:table-cell>
          <table:table-cell office:value-type="float" office:value="8990800000992" table:style-name="ce2">
            <text:p>8.9908E+12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idbin tang</text:p>
          </table:table-cell>
          <table:table-cell office:value-type="float" office:value="6910289202184" table:style-name="ce2">
            <text:p>6.91029E+12</text:p>
          </table:table-cell>
          <table:table-cell office:value-type="float" office:value="9" table:style-name="ce2">
            <text:p>9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 bottle</text:p>
          </table:table-cell>
          <table:table-cell office:value-type="float" office:value="6910289044579" table:style-name="ce2">
            <text:p>6.91029E+12</text:p>
          </table:table-cell>
          <table:table-cell office:value-type="float" office:value="8" table:style-name="ce2">
            <text:p>8</text:p>
          </table:table-cell>
          <table:table-cell office:value-type="float" office:value="150" table:style-name="ce2">
            <text:p>1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hermometer candy</text:p>
          </table:table-cell>
          <table:table-cell office:value-type="float" office:value="8960112300127" table:style-name="ce2">
            <text:p>8.96011E+12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ntos mint <text:s/>chewy drages</text:p>
          </table:table-cell>
          <table:table-cell office:value-type="float" office:value="8990800000015" table:style-name="ce2">
            <text:p>8.9908E+12</text:p>
          </table:table-cell>
          <table:table-cell office:value-type="float" office:value="24" table:style-name="ce2">
            <text:p>24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ounty chocolate (27g)</text:p>
          </table:table-cell>
          <table:table-cell office:value-type="float" office:value="40111216" table:style-name="ce2">
            <text:p>40111216</text:p>
          </table:table-cell>
          <table:table-cell office:value-type="float" office:value="21" table:style-name="ce2">
            <text:p>21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iry milk(38g)</text:p>
          </table:table-cell>
          <table:table-cell office:value-type="float" office:value="8961100420025" table:style-name="ce2">
            <text:p>8.9611E+12</text:p>
          </table:table-cell>
          <table:table-cell office:value-type="float" office:value="15" table:style-name="ce2">
            <text:p>15</text:p>
          </table:table-cell>
          <table:table-cell office:value-type="float" office:value="60" table:style-name="ce2">
            <text:p>6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tella lemon</text:p>
          </table:table-cell>
          <table:table-cell office:value-type="float" office:value="6921211105008" table:style-name="ce2">
            <text:p>6.92121E+12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tella orange</text:p>
          </table:table-cell>
          <table:table-cell office:value-type="float" office:value="6921211104766" table:style-name="ce2">
            <text:p>6.92121E+12</text:p>
          </table:table-cell>
          <table:table-cell office:value-type="float" office:value="40" table:style-name="ce2">
            <text:p>40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tella strawberry</text:p>
          </table:table-cell>
          <table:table-cell office:value-type="float" office:value="6921211103547" table:style-name="ce2">
            <text:p>6.92121E+12</text:p>
          </table:table-cell>
          <table:table-cell office:value-type="float" office:value="36" table:style-name="ce2">
            <text:p>36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uittella</text:p>
          </table:table-cell>
          <table:table-cell office:value-type="float" office:value="87108422" table:style-name="ce2">
            <text:p>87108422</text:p>
          </table:table-cell>
          <table:table-cell office:value-type="float" office:value="21" table:style-name="ce2">
            <text:p>21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&amp;u (orange&amp; lemon)</text:p>
          </table:table-cell>
          <table:table-cell office:value-type="float" office:value="6271028075729" table:style-name="ce2">
            <text:p>6.27103E+12</text:p>
          </table:table-cell>
          <table:table-cell office:value-type="float" office:value="6" table:style-name="ce2">
            <text:p>6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nickers(50g)</text:p>
          </table:table-cell>
          <table:table-cell office:value-type="float" office:value="5000159461122" table:style-name="ce2">
            <text:p>5.00016E+12</text:p>
          </table:table-cell>
          <table:table-cell office:value-type="float" office:value="18" table:style-name="ce2">
            <text:p>18</text:p>
          </table:table-cell>
          <table:table-cell office:value-type="float" office:value="100" table:style-name="ce2">
            <text:p>10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&amp;u (milk caramel drops)</text:p>
          </table:table-cell>
          <table:table-cell office:value-type="float" office:value="6271028075767" table:style-name="ce2">
            <text:p>6.27103E+12</text:p>
          </table:table-cell>
          <table:table-cell office:value-type="float" office:value="4" table:style-name="ce2">
            <text:p>4</text:p>
          </table:table-cell>
          <table:table-cell office:value-type="float" office:value="40" table:style-name="ce2">
            <text:p>4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lk flavor chews</text:p>
          </table:table-cell>
          <table:table-cell office:value-type="float" office:value="87108781" table:style-name="ce2">
            <text:p>87108781</text:p>
          </table:table-cell>
          <table:table-cell office:value-type="float" office:value="19" table:style-name="ce2">
            <text:p>19</text:p>
          </table:table-cell>
          <table:table-cell office:value-type="float" office:value="70" table:style-name="ce2">
            <text:p>7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 cho wafer (chocolate cheese)</text:p>
          </table:table-cell>
          <table:table-cell office:value-type="float" office:value="8992952950484" table:style-name="ce2">
            <text:p>8.99295E+12</text:p>
          </table:table-cell>
          <table:table-cell office:value-type="float" office:value="4" table:style-name="ce2">
            <text:p>4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 cho wafer (chocolate vanilla</text:p>
          </table:table-cell>
          <table:table-cell office:value-type="float" office:value="8992952924669" table:style-name="ce2">
            <text:p>8.99295E+12</text:p>
          </table:table-cell>
          <table:table-cell office:value-type="float" office:value="5" table:style-name="ce2">
            <text:p>5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 cho wafer (chocolate meises)</text:p>
          </table:table-cell>
          <table:table-cell office:value-type="float" office:value="8992952951054" table:style-name="ce2">
            <text:p>8.99295E+12</text:p>
          </table:table-cell>
          <table:table-cell office:value-type="float" office:value="2" table:style-name="ce2">
            <text:p>2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 cho wafer (chocolate rice crispy)</text:p>
          </table:table-cell>
          <table:table-cell office:value-type="float" office:value="8992952924645" table:style-name="ce2">
            <text:p>8.99295E+12</text:p>
          </table:table-cell>
          <table:table-cell office:value-type="float" office:value="2" table:style-name="ce2">
            <text:p>2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o cho wafer (chocolate strawberry)</text:p>
          </table:table-cell>
          <table:table-cell office:value-type="float" office:value="8992952924461" table:style-name="ce2">
            <text:p>8.99295E+12</text:p>
          </table:table-cell>
          <table:table-cell office:value-type="float" office:value="2" table:style-name="ce2">
            <text:p>2</text:p>
          </table:table-cell>
          <table:table-cell office:value-type="float" office:value="80" table:style-name="ce2">
            <text:p>8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sby toy</text:p>
          </table:table-cell>
          <table:table-cell office:value-type="float" office:value="8681161443206" table:style-name="ce2">
            <text:p>8.68116E+12</text:p>
          </table:table-cell>
          <table:table-cell office:value-type="float" office:value="8" table:style-name="ce2">
            <text:p>8</text:p>
          </table:table-cell>
          <table:table-cell office:value-type="float" office:value="220" table:style-name="ce2">
            <text:p>2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pfer crunchy sticks</text:p>
          </table:table-cell>
          <table:table-cell office:value-type="float" office:value="9555115904121" table:style-name="ce2">
            <text:p>9.55512E+12</text:p>
          </table:table-cell>
          <table:table-cell office:value-type="float" office:value="16" table:style-name="ce2">
            <text:p>16</text:p>
          </table:table-cell>
          <table:table-cell office:value-type="float" office:value="130" table:style-name="ce2">
            <text:p>1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ghtup lollipop</text:p>
          </table:table-cell>
          <table:table-cell office:value-type="float" office:value="6920484008610" table:style-name="ce2">
            <text:p>6.92048E+12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rshmallow</text:p>
          </table:table-cell>
          <table:table-cell office:value-type="float" office:value="6958116533445" table:style-name="ce2">
            <text:p>6.95812E+12</text:p>
          </table:table-cell>
          <table:table-cell office:value-type="float" office:value="29" table:style-name="ce2">
            <text:p>29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lo balls choco biscuit</text:p>
          </table:table-cell>
          <table:table-cell office:value-type="float" office:value="701822772457" table:style-name="ce2">
            <text:p>7.01823E+11</text:p>
          </table:table-cell>
          <table:table-cell office:value-type="float" office:value="42" table:style-name="ce2">
            <text:p>42</text:p>
          </table:table-cell>
          <table:table-cell office:value-type="float" office:value="5" table:style-name="ce2">
            <text:p>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range jelly pops</text:p>
          </table:table-cell>
          <table:table-cell office:value-type="float" office:value="8964521622658" table:style-name="ce2">
            <text:p>8.96452E+12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11+E497:E52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rbiee girl</text:p>
          </table:table-cell>
          <table:table-cell office:value-type="float" office:value="8990333123571" table:style-name="ce2">
            <text:p>8.99033E+12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pping candy</text:p>
          </table:table-cell>
          <table:table-cell office:value-type="float" office:value="6957743394177" table:style-name="ce2">
            <text:p>6.95774E+12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a candy</text:p>
          </table:table-cell>
          <table:table-cell office:value-type="float" office:value="8963658924567" table:style-name="ce2">
            <text:p>8.96366E+12</text:p>
          </table:table-cell>
          <table:table-cell office:value-type="float" office:value="84" table:style-name="ce2">
            <text:p>84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r sweet</text:p>
          </table:table-cell>
          <table:table-cell office:value-type="float" office:value="8850199320814" table:style-name="ce2">
            <text:p>8.8502E+12</text:p>
          </table:table-cell>
          <table:table-cell office:value-type="float" office:value="23" table:style-name="ce2">
            <text:p>23</text:p>
          </table:table-cell>
          <table:table-cell office:value-type="float" office:value="50" table:style-name="ce2">
            <text:p>5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by orange candy</text:p>
          </table:table-cell>
          <table:table-cell office:value-type="float" office:value="8965478654556" table:style-name="ce2">
            <text:p>8.96548E+12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ppers candy</text:p>
          </table:table-cell>
          <table:table-cell office:value-type="float" office:value="8960112300127" table:style-name="ce2">
            <text:p>8.96011E+12</text:p>
          </table:table-cell>
          <table:table-cell office:value-type="float" office:value="23" table:style-name="ce2">
            <text:p>23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rt jelly</text:p>
          </table:table-cell>
          <table:table-cell office:value-type="float" office:value="8960986230957" table:style-name="ce2">
            <text:p>8.96099E+12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wn rusks</text:p>
          </table:table-cell>
          <table:table-cell office:value-type="float" office:value="6317385273177" table:style-name="ce2">
            <text:p>6.31739E+12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wn mini rusks</text:p>
          </table:table-cell>
          <table:table-cell office:value-type="float" office:value="894559000976" table:style-name="ce2">
            <text:p>8.94559E+11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date" office:date-value="2019-11-02T00:00:00" table:style-name="ce3">
            <text:p>11/2/2019</text:p>
          </table:table-cell>
          <table:table-cell table:number-columns-repeated="16379"/>
        </table:table-row>
        <table:table-row table:number-rows-repeated="15" table:style-name="ro1">
          <table:table-cell table:number-columns-repeated="4" table:style-name="ce2"/>
          <table:table-cell table:style-name="ce3"/>
          <table:table-cell table:number-columns-repeated="16379"/>
        </table:table-row>
        <table:table-row table:number-rows-repeated="169" table:style-name="ro1">
          <table:table-cell table:number-columns-repeated="4"/>
          <table:table-cell table:style-name="ce3"/>
          <table:table-cell table:number-columns-repeated="16379"/>
        </table:table-row>
        <table:table-row table:number-rows-repeated="10478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hani</dc:creator>
    <meta:creation-date>2019-10-25T12:30:17Z</meta:creation-date>
    <dc:date>2019-11-01T23:27:18Z</dc:date>
    <meta:editing-cycles>1015</meta:editing-cycles>
    <meta:editing-duration>PT38032S</meta:editing-duration>
  </office:meta>
</office:document-meta>
</file>